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4791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1.950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P(mispred)</text:p>
          </table:table-cell>
          <table:table-cell table:style-name="ce1" office:value-type="string" calcext:value-type="string">
            <text:p>P(mispred|correct)</text:p>
          </table:table-cell>
          <table:table-cell table:style-name="ce1" office:value-type="string" calcext:value-type="string">
            <text:p>P(mispred|incorrect)</text:p>
          </table:table-cell>
          <table:table-cell table:style-name="ce1" office:value-type="string" calcext:value-type="string">
            <text:p>P(pred label = class)</text:p>
          </table:table-cell>
          <table:table-cell table:style-name="ce1" office:value-type="string" calcext:value-type="string">
            <text:p>train clusterability</text:p>
          </table:table-cell>
          <table:table-cell table:style-name="ce1" office:value-type="string" calcext:value-type="string">
            <text:p>test clusterabilit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5207100591716" calcext:value-type="float">
            <text:p>0.485207100591716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20" calcext:value-type="float">
            <text:p>20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0.471698113207547" calcext:value-type="float">
            <text:p>0.471698113207547</text:p>
          </table:table-cell>
          <table:table-cell office:value-type="float" office:value="1" calcext:value-type="float">
            <text:p>1</text:p>
          </table:table-cell>
          <table:table-cell office:value-type="float" office:value="0.505917159763314" calcext:value-type="float">
            <text:p>0.50591715976331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58579881656805" calcext:value-type="float">
            <text:p>0.458579881656805</text:p>
          </table:table-cell>
          <table:table-cell office:value-type="float" office:value="36" calcext:value-type="float">
            <text:p>36</text:p>
          </table:table-cell>
          <table:table-cell office:value-type="float" office:value="0.541420118343195" calcext:value-type="float">
            <text:p>0.541420118343195</text:p>
          </table:table-cell>
          <table:table-cell office:value-type="float" office:value="0.486754966887417" calcext:value-type="float">
            <text:p>0.486754966887417</text:p>
          </table:table-cell>
          <table:table-cell office:value-type="float" office:value="1" calcext:value-type="float">
            <text:p>1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2958579881657" calcext:value-type="float">
            <text:p>0.050295857988166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7368421052632" calcext:value-type="float">
            <text:p>0.897368421052632</text:p>
          </table:table-cell>
          <table:table-cell office:value-type="float" office:value="0.899408284023669" calcext:value-type="float">
            <text:p>0.899408284023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20" calcext:value-type="float">
            <text:p>20</text:p>
          </table:table-cell>
          <table:table-cell office:value-type="float" office:value="0.156804733727811" calcext:value-type="float">
            <text:p>0.156804733727811</text:p>
          </table:table-cell>
          <table:table-cell office:value-type="float" office:value="0.10377358490566" calcext:value-type="float">
            <text:p>0.10377358490566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3157894736842" calcext:value-type="float">
            <text:p>0.913157894736842</text:p>
          </table:table-cell>
          <table:table-cell office:value-type="float" office:value="0.896449704142012" calcext:value-type="float">
            <text:p>0.896449704142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36" calcext:value-type="float">
            <text:p>36</text:p>
          </table:table-cell>
          <table:table-cell office:value-type="float" office:value="0.263313609467456" calcext:value-type="float">
            <text:p>0.263313609467456</text:p>
          </table:table-cell>
          <table:table-cell office:value-type="float" office:value="0.175496688741722" calcext:value-type="float">
            <text:p>0.175496688741722</text:p>
          </table:table-cell>
          <table:table-cell office:value-type="float" office:value="1" calcext:value-type="float">
            <text:p>1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810650887574" calcext:value-type="float">
            <text:p>0.227810650887574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.871052631578947" calcext:value-type="float">
            <text:p>0.871052631578947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20" calcext:value-type="float">
            <text:p>2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23270440251572" calcext:value-type="float">
            <text:p>0.223270440251572</text:p>
          </table:table-cell>
          <table:table-cell office:value-type="float" office:value="1" calcext:value-type="float">
            <text:p>1</text:p>
          </table:table-cell>
          <table:table-cell office:value-type="float" office:value="0.789940828402367" calcext:value-type="float">
            <text:p>0.789940828402367</text:p>
          </table:table-cell>
          <table:table-cell office:value-type="float" office:value="0.876315789473684" calcext:value-type="float">
            <text:p>0.876315789473684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630177514792899" calcext:value-type="float">
            <text:p>0.630177514792899</text:p>
          </table:table-cell>
          <table:table-cell office:value-type="float" office:value="36" calcext:value-type="float">
            <text:p>36</text:p>
          </table:table-cell>
          <table:table-cell office:value-type="float" office:value="0.369822485207101" calcext:value-type="float">
            <text:p>0.369822485207101</text:p>
          </table:table-cell>
          <table:table-cell office:value-type="float" office:value="0.294701986754967" calcext:value-type="float">
            <text:p>0.294701986754967</text:p>
          </table:table-cell>
          <table:table-cell office:value-type="float" office:value="1" calcext:value-type="float">
            <text:p>1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37869822485207" calcext:value-type="float">
            <text:p>0.937869822485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6863905325444" calcext:value-type="float">
            <text:p>0.366863905325444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06508875739645" calcext:value-type="float">
            <text:p>0.606508875739645</text:p>
          </table:table-cell>
          <table:table-cell office:value-type="float" office:value="20" calcext:value-type="float">
            <text:p>20</text:p>
          </table:table-cell>
          <table:table-cell office:value-type="float" office:value="0.393491124260355" calcext:value-type="float">
            <text:p>0.393491124260355</text:p>
          </table:table-cell>
          <table:table-cell office:value-type="float" office:value="0.355345911949685" calcext:value-type="float">
            <text:p>0.355345911949685</text:p>
          </table:table-cell>
          <table:table-cell office:value-type="float" office:value="1" calcext:value-type="float">
            <text:p>1</text:p>
          </table:table-cell>
          <table:table-cell office:value-type="float" office:value="0.662721893491124" calcext:value-type="float">
            <text:p>0.662721893491124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36" calcext:value-type="float">
            <text:p>36</text:p>
          </table:table-cell>
          <table:table-cell office:value-type="float" office:value="0.340236686390533" calcext:value-type="float">
            <text:p>0.340236686390533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1" calcext:value-type="float">
            <text:p>1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207100591716" calcext:value-type="float">
            <text:p>0.85207100591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3786982248521" calcext:value-type="float">
            <text:p>0.044378698224852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.9" calcext:value-type="float">
            <text:p>0.9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20" calcext:value-type="float">
            <text:p>20</text:p>
          </table:table-cell>
          <table:table-cell office:value-type="float" office:value="0.118343195266272" calcext:value-type="float">
            <text:p>0.118343195266272</text:p>
          </table:table-cell>
          <table:table-cell office:value-type="float" office:value="0.0628930817610063" calcext:value-type="float">
            <text:p>0.062893081761006</text:p>
          </table:table-cell>
          <table:table-cell office:value-type="float" office:value="1" calcext:value-type="float">
            <text:p>1</text:p>
          </table:table-cell>
          <table:table-cell office:value-type="float" office:value="0.940828402366864" calcext:value-type="float">
            <text:p>0.940828402366864</text:p>
          </table:table-cell>
          <table:table-cell office:value-type="float" office:value="0.918421052631579" calcext:value-type="float">
            <text:p>0.918421052631579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9585798816568" calcext:value-type="float">
            <text:p>0.7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20414201183432" calcext:value-type="float">
            <text:p>0.20414201183432</text:p>
          </table:table-cell>
          <table:table-cell office:value-type="float" office:value="0.109271523178808" calcext:value-type="float">
            <text:p>0.109271523178808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272189349112" calcext:value-type="float">
            <text:p>0.266272189349112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72781065088757" calcext:value-type="float">
            <text:p>0.872781065088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5798816568047" calcext:value-type="float">
            <text:p>0.585798816568047</text:p>
          </table:table-cell>
          <table:table-cell office:value-type="float" office:value="20" calcext:value-type="float">
            <text:p>20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377358490566038" calcext:value-type="float">
            <text:p>0.37735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644970414201183" calcext:value-type="float">
            <text:p>0.644970414201183</text:p>
          </table:table-cell>
          <table:table-cell office:value-type="float" office:value="0.771052631578947" calcext:value-type="float">
            <text:p>0.771052631578947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407284768211921" calcext:value-type="float">
            <text:p>0.407284768211921</text:p>
          </table:table-cell>
          <table:table-cell office:value-type="float" office:value="1" calcext:value-type="float">
            <text:p>1</text:p>
          </table:table-cell>
          <table:table-cell office:value-type="float" office:value="0.636094674556213" calcext:value-type="float">
            <text:p>0.636094674556213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78698224852071" calcext:value-type="float">
            <text:p>0.78698224852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3372781065089" calcext:value-type="float">
            <text:p>0.047337278106509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02366863905325" calcext:value-type="float">
            <text:p>0.902366863905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75739644970414" calcext:value-type="float">
            <text:p>0.875739644970414</text:p>
          </table:table-cell>
          <table:table-cell office:value-type="float" office:value="20" calcext:value-type="float">
            <text:p>20</text:p>
          </table:table-cell>
          <table:table-cell office:value-type="float" office:value="0.124260355029586" calcext:value-type="float">
            <text:p>0.124260355029586</text:p>
          </table:table-cell>
          <table:table-cell office:value-type="float" office:value="0.0691823899371069" calcext:value-type="float">
            <text:p>0.069182389937107</text:p>
          </table:table-cell>
          <table:table-cell office:value-type="float" office:value="1" calcext:value-type="float">
            <text:p>1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08284023668639" calcext:value-type="float">
            <text:p>0.908284023668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98816568047337" calcext:value-type="float">
            <text:p>0.798816568047337</text:p>
          </table:table-cell>
          <table:table-cell office:value-type="float" office:value="36" calcext:value-type="float">
            <text:p>36</text:p>
          </table:table-cell>
          <table:table-cell office:value-type="float" office:value="0.201183431952663" calcext:value-type="float">
            <text:p>0.201183431952663</text:p>
          </table:table-cell>
          <table:table-cell office:value-type="float" office:value="0.105960264900662" calcext:value-type="float">
            <text:p>0.105960264900662</text:p>
          </table:table-cell>
          <table:table-cell office:value-type="float" office:value="1" calcext:value-type="float">
            <text:p>1</text:p>
          </table:table-cell>
          <table:table-cell office:value-type="float" office:value="0.905325443786982" calcext:value-type="float">
            <text:p>0.90532544378698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6745562130178" calcext:value-type="float">
            <text:p>0.946745562130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20118343195266" calcext:value-type="float">
            <text:p>0.920118343195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41715976331361" calcext:value-type="float">
            <text:p>0.41715976331361</text:p>
          </table:table-cell>
          <table:table-cell office:value-type="float" office:value="20" calcext:value-type="float">
            <text:p>20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594339622641509" calcext:value-type="float">
            <text:p>0.594339622641509</text:p>
          </table:table-cell>
          <table:table-cell office:value-type="float" office:value="0.4" calcext:value-type="float">
            <text:p>0.4</text:p>
          </table:table-cell>
          <table:table-cell office:value-type="float" office:value="0.381656804733728" calcext:value-type="float">
            <text:p>0.381656804733728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556213017751479" calcext:value-type="float">
            <text:p>0.556213017751479</text:p>
          </table:table-cell>
          <table:table-cell office:value-type="float" office:value="36" calcext:value-type="float">
            <text:p>36</text:p>
          </table:table-cell>
          <table:table-cell office:value-type="float" office:value="0.443786982248521" calcext:value-type="float">
            <text:p>0.443786982248521</text:p>
          </table:table-cell>
          <table:table-cell office:value-type="float" office:value="0.440397350993378" calcext:value-type="float">
            <text:p>0.440397350993378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31952662721894" calcext:value-type="float">
            <text:p>0.931952662721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750656167979" calcext:value-type="float">
            <text:p>0.69750656167979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257874015748031" calcext:value-type="float">
            <text:p>0.257874015748031</text:p>
          </table:table-cell>
          <table:table-cell office:value-type="float" office:value="85" calcext:value-type="float">
            <text:p>85</text:p>
          </table:table-cell>
          <table:table-cell office:value-type="float" office:value="0.742125984251969" calcext:value-type="float">
            <text:p>0.742125984251969</text:p>
          </table:table-cell>
          <table:table-cell office:value-type="float" office:value="0.727588603196664" calcext:value-type="float">
            <text:p>0.72758860319666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282152230971129" calcext:value-type="float">
            <text:p>0.282152230971129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218503937007874" calcext:value-type="float">
            <text:p>0.218503937007874</text:p>
          </table:table-cell>
          <table:table-cell office:value-type="float" office:value="142" calcext:value-type="float">
            <text:p>142</text:p>
          </table:table-cell>
          <table:table-cell office:value-type="float" office:value="0.781496062992126" calcext:value-type="float">
            <text:p>0.781496062992126</text:p>
          </table:table-cell>
          <table:table-cell office:value-type="float" office:value="0.75904486251809" calcext:value-type="float">
            <text:p>0.75904486251809</text:p>
          </table:table-cell>
          <table:table-cell office:value-type="float" office:value="1" calcext:value-type="float">
            <text:p>1</text:p>
          </table:table-cell>
          <table:table-cell office:value-type="float" office:value="0.25262467191601" calcext:value-type="float">
            <text:p>0.2526246719160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8320209973753" calcext:value-type="float">
            <text:p>0.438320209973753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835035861769181" calcext:value-type="float">
            <text:p>0.835035861769181</text:p>
          </table:table-cell>
          <table:table-cell office:value-type="float" office:value="0.903543307086614" calcext:value-type="float">
            <text:p>0.903543307086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85" calcext:value-type="float">
            <text:p>85</text:p>
          </table:table-cell>
          <table:table-cell office:value-type="float" office:value="0.599737532808399" calcext:value-type="float">
            <text:p>0.599737532808399</text:p>
          </table:table-cell>
          <table:table-cell office:value-type="float" office:value="0.576789437109104" calcext:value-type="float">
            <text:p>0.57678943710910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423228346456693" calcext:value-type="float">
            <text:p>0.423228346456693</text:p>
          </table:table-cell>
          <table:table-cell office:value-type="float" office:value="0.926537709193654" calcext:value-type="float">
            <text:p>0.926537709193654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39632545931759" calcext:value-type="float">
            <text:p>0.439632545931759</text:p>
          </table:table-cell>
          <table:table-cell office:value-type="float" office:value="142" calcext:value-type="float">
            <text:p>142</text:p>
          </table:table-cell>
          <table:table-cell office:value-type="float" office:value="0.560367454068242" calcext:value-type="float">
            <text:p>0.560367454068242</text:p>
          </table:table-cell>
          <table:table-cell office:value-type="float" office:value="0.515195369030391" calcext:value-type="float">
            <text:p>0.515195369030391</text:p>
          </table:table-cell>
          <table:table-cell office:value-type="float" office:value="1" calcext:value-type="float">
            <text:p>1</text:p>
          </table:table-cell>
          <table:table-cell office:value-type="float" office:value="0.48753280839895" calcext:value-type="float">
            <text:p>0.48753280839895</text:p>
          </table:table-cell>
          <table:table-cell office:value-type="float" office:value="0.918495979134971" calcext:value-type="float">
            <text:p>0.918495979134971</text:p>
          </table:table-cell>
          <table:table-cell office:value-type="float" office:value="0.961942257217848" calcext:value-type="float">
            <text:p>0.961942257217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4488188976378" calcext:value-type="float">
            <text:p>0.344488188976378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.929580525972614" calcext:value-type="float">
            <text:p>0.929580525972614</text:p>
          </table:table-cell>
          <table:table-cell office:value-type="float" office:value="0.959317585301837" calcext:value-type="float">
            <text:p>0.959317585301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06561679790026" calcext:value-type="float">
            <text:p>0.506561679790026</text:p>
          </table:table-cell>
          <table:table-cell office:value-type="float" office:value="85" calcext:value-type="float">
            <text:p>85</text:p>
          </table:table-cell>
          <table:table-cell office:value-type="float" office:value="0.493438320209974" calcext:value-type="float">
            <text:p>0.493438320209974</text:p>
          </table:table-cell>
          <table:table-cell office:value-type="float" office:value="0.463516330785268" calcext:value-type="float">
            <text:p>0.463516330785268</text:p>
          </table:table-cell>
          <table:table-cell office:value-type="float" office:value="1" calcext:value-type="float">
            <text:p>1</text:p>
          </table:table-cell>
          <table:table-cell office:value-type="float" office:value="0.541338582677165" calcext:value-type="float">
            <text:p>0.541338582677165</text:p>
          </table:table-cell>
          <table:table-cell office:value-type="float" office:value="0.914583786133449" calcext:value-type="float">
            <text:p>0.914583786133449</text:p>
          </table:table-cell>
          <table:table-cell office:value-type="float" office:value="0.94488188976378" calcext:value-type="float">
            <text:p>0.94488188976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61942257217848" calcext:value-type="float">
            <text:p>0.461942257217848</text:p>
          </table:table-cell>
          <table:table-cell office:value-type="float" office:value="142" calcext:value-type="float">
            <text:p>142</text:p>
          </table:table-cell>
          <table:table-cell office:value-type="float" office:value="0.538057742782152" calcext:value-type="float">
            <text:p>0.538057742782152</text:p>
          </table:table-cell>
          <table:table-cell office:value-type="float" office:value="0.490593342981187" calcext:value-type="float">
            <text:p>0.490593342981187</text:p>
          </table:table-cell>
          <table:table-cell office:value-type="float" office:value="1" calcext:value-type="float">
            <text:p>1</text:p>
          </table:table-cell>
          <table:table-cell office:value-type="float" office:value="0.517716535433071" calcext:value-type="float">
            <text:p>0.517716535433071</text:p>
          </table:table-cell>
          <table:table-cell office:value-type="float" office:value="0.903716583351445" calcext:value-type="float">
            <text:p>0.903716583351445</text:p>
          </table:table-cell>
          <table:table-cell office:value-type="float" office:value="0.946850393700787" calcext:value-type="float">
            <text:p>0.946850393700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9238845144357" calcext:value-type="float">
            <text:p>0.339238845144357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740056509454466" calcext:value-type="float">
            <text:p>0.740056509454466</text:p>
          </table:table-cell>
          <table:table-cell office:value-type="float" office:value="0.830708661417323" calcext:value-type="float">
            <text:p>0.830708661417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85" calcext:value-type="float">
            <text:p>85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316191799861015" calcext:value-type="float">
            <text:p>0.316191799861015</text:p>
          </table:table-cell>
          <table:table-cell office:value-type="float" office:value="1" calcext:value-type="float">
            <text:p>1</text:p>
          </table:table-cell>
          <table:table-cell office:value-type="float" office:value="0.68241469816273" calcext:value-type="float">
            <text:p>0.6824146981627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873359580052493" calcext:value-type="float">
            <text:p>0.87335958005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81627296587926" calcext:value-type="float">
            <text:p>0.481627296587926</text:p>
          </table:table-cell>
          <table:table-cell office:value-type="float" office:value="142" calcext:value-type="float">
            <text:p>142</text:p>
          </table:table-cell>
          <table:table-cell office:value-type="float" office:value="0.518372703412074" calcext:value-type="float">
            <text:p>0.518372703412074</text:p>
          </table:table-cell>
          <table:table-cell office:value-type="float" office:value="0.468885672937771" calcext:value-type="float">
            <text:p>0.468885672937771</text:p>
          </table:table-cell>
          <table:table-cell office:value-type="float" office:value="1" calcext:value-type="float">
            <text:p>1</text:p>
          </table:table-cell>
          <table:table-cell office:value-type="float" office:value="0.525590551181102" calcext:value-type="float">
            <text:p>0.525590551181102</text:p>
          </table:table-cell>
          <table:table-cell office:value-type="float" office:value="0.72266898500326" calcext:value-type="float">
            <text:p>0.72266898500326</text:p>
          </table:table-cell>
          <table:table-cell office:value-type="float" office:value="0.793307086614173" calcext:value-type="float">
            <text:p>0.793307086614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950010867202782" calcext:value-type="float">
            <text:p>0.950010867202782</text:p>
          </table:table-cell>
          <table:table-cell office:value-type="float" office:value="0.970472440944882" calcext:value-type="float">
            <text:p>0.970472440944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31889763779527" calcext:value-type="float">
            <text:p>0.631889763779527</text:p>
          </table:table-cell>
          <table:table-cell office:value-type="float" office:value="85" calcext:value-type="float">
            <text:p>85</text:p>
          </table:table-cell>
          <table:table-cell office:value-type="float" office:value="0.368110236220472" calcext:value-type="float">
            <text:p>0.368110236220472</text:p>
          </table:table-cell>
          <table:table-cell office:value-type="float" office:value="0.330785267546908" calcext:value-type="float">
            <text:p>0.330785267546908</text:p>
          </table:table-cell>
          <table:table-cell office:value-type="float" office:value="1" calcext:value-type="float">
            <text:p>1</text:p>
          </table:table-cell>
          <table:table-cell office:value-type="float" office:value="0.675196850393701" calcext:value-type="float">
            <text:p>0.675196850393701</text:p>
          </table:table-cell>
          <table:table-cell office:value-type="float" office:value="0.953705716148663" calcext:value-type="float">
            <text:p>0.953705716148663</text:p>
          </table:table-cell>
          <table:table-cell office:value-type="float" office:value="0.973097112860892" calcext:value-type="float">
            <text:p>0.973097112860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56692913385827" calcext:value-type="float">
            <text:p>0.456692913385827</text:p>
          </table:table-cell>
          <table:table-cell office:value-type="float" office:value="142" calcext:value-type="float">
            <text:p>142</text:p>
          </table:table-cell>
          <table:table-cell office:value-type="float" office:value="0.543307086614173" calcext:value-type="float">
            <text:p>0.543307086614173</text:p>
          </table:table-cell>
          <table:table-cell office:value-type="float" office:value="0.496382054992764" calcext:value-type="float">
            <text:p>0.496382054992764</text:p>
          </table:table-cell>
          <table:table-cell office:value-type="float" office:value="1" calcext:value-type="float">
            <text:p>1</text:p>
          </table:table-cell>
          <table:table-cell office:value-type="float" office:value="0.496719160104987" calcext:value-type="float">
            <text:p>0.496719160104987</text:p>
          </table:table-cell>
          <table:table-cell office:value-type="float" office:value="0.948489458813302" calcext:value-type="float">
            <text:p>0.948489458813302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4645669291338" calcext:value-type="float">
            <text:p>0.584645669291338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.900239078461204" calcext:value-type="float">
            <text:p>0.900239078461204</text:p>
          </table:table-cell>
          <table:table-cell office:value-type="float" office:value="0.939632545931758" calcext:value-type="float">
            <text:p>0.939632545931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433727034120735" calcext:value-type="float">
            <text:p>0.433727034120735</text:p>
          </table:table-cell>
          <table:table-cell office:value-type="float" office:value="85" calcext:value-type="float">
            <text:p>85</text:p>
          </table:table-cell>
          <table:table-cell office:value-type="float" office:value="0.566272965879265" calcext:value-type="float">
            <text:p>0.566272965879265</text:p>
          </table:table-cell>
          <table:table-cell office:value-type="float" office:value="0.540653231410702" calcext:value-type="float">
            <text:p>0.540653231410702</text:p>
          </table:table-cell>
          <table:table-cell office:value-type="float" office:value="1" calcext:value-type="float">
            <text:p>1</text:p>
          </table:table-cell>
          <table:table-cell office:value-type="float" office:value="0.453412073490814" calcext:value-type="float">
            <text:p>0.453412073490814</text:p>
          </table:table-cell>
          <table:table-cell office:value-type="float" office:value="0.885677026733319" calcext:value-type="float">
            <text:p>0.885677026733319</text:p>
          </table:table-cell>
          <table:table-cell office:value-type="float" office:value="0.935695538057743" calcext:value-type="float">
            <text:p>0.935695538057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378608923884514" calcext:value-type="float">
            <text:p>0.378608923884514</text:p>
          </table:table-cell>
          <table:table-cell office:value-type="float" office:value="142" calcext:value-type="float">
            <text:p>142</text:p>
          </table:table-cell>
          <table:table-cell office:value-type="float" office:value="0.621391076115486" calcext:value-type="float">
            <text:p>0.621391076115486</text:p>
          </table:table-cell>
          <table:table-cell office:value-type="float" office:value="0.582489146164978" calcext:value-type="float">
            <text:p>0.582489146164978</text:p>
          </table:table-cell>
          <table:table-cell office:value-type="float" office:value="1" calcext:value-type="float">
            <text:p>1</text:p>
          </table:table-cell>
          <table:table-cell office:value-type="float" office:value="0.413385826771654" calcext:value-type="float">
            <text:p>0.413385826771654</text:p>
          </table:table-cell>
          <table:table-cell office:value-type="float" office:value="0.88871984351228" calcext:value-type="float">
            <text:p>0.88871984351228</text:p>
          </table:table-cell>
          <table:table-cell office:value-type="float" office:value="0.933070866141732" calcext:value-type="float">
            <text:p>0.933070866141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7664041994751" calcext:value-type="float">
            <text:p>0.437664041994751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.94457726581178" calcext:value-type="float">
            <text:p>0.94457726581178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484251968503937" calcext:value-type="float">
            <text:p>0.48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515748031496063" calcext:value-type="float">
            <text:p>0.515748031496063</text:p>
          </table:table-cell>
          <table:table-cell office:value-type="float" office:value="0.487143849895761" calcext:value-type="float">
            <text:p>0.487143849895761</text:p>
          </table:table-cell>
          <table:table-cell office:value-type="float" office:value="1" calcext:value-type="float">
            <text:p>1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911975657465768" calcext:value-type="float">
            <text:p>0.911975657465768</text:p>
          </table:table-cell>
          <table:table-cell office:value-type="float" office:value="0.949475065616798" calcext:value-type="float">
            <text:p>0.949475065616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73753280839895" calcext:value-type="float">
            <text:p>0.473753280839895</text:p>
          </table:table-cell>
          <table:table-cell office:value-type="float" office:value="142" calcext:value-type="float">
            <text:p>142</text:p>
          </table:table-cell>
          <table:table-cell office:value-type="float" office:value="0.526246719160105" calcext:value-type="float">
            <text:p>0.526246719160105</text:p>
          </table:table-cell>
          <table:table-cell office:value-type="float" office:value="0.477568740955138" calcext:value-type="float">
            <text:p>0.477568740955138</text:p>
          </table:table-cell>
          <table:table-cell office:value-type="float" office:value="1" calcext:value-type="float">
            <text:p>1</text:p>
          </table:table-cell>
          <table:table-cell office:value-type="float" office:value="0.546587926509186" calcext:value-type="float">
            <text:p>0.546587926509186</text:p>
          </table:table-cell>
          <table:table-cell office:value-type="float" office:value="0.952401651814823" calcext:value-type="float">
            <text:p>0.952401651814823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270341207349" calcext:value-type="float">
            <text:p>0.587270341207349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.655074983699196" calcext:value-type="float">
            <text:p>0.655074983699196</text:p>
          </table:table-cell>
          <table:table-cell office:value-type="float" office:value="0.860892388451444" calcext:value-type="float">
            <text:p>0.86089238845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34251968503937" calcext:value-type="float">
            <text:p>0.3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65748031496063" calcext:value-type="float">
            <text:p>0.65748031496063</text:p>
          </table:table-cell>
          <table:table-cell office:value-type="float" office:value="0.63724808895066" calcext:value-type="float">
            <text:p>0.63724808895066</text:p>
          </table:table-cell>
          <table:table-cell office:value-type="float" office:value="1" calcext:value-type="float">
            <text:p>1</text:p>
          </table:table-cell>
          <table:table-cell office:value-type="float" office:value="0.375984251968504" calcext:value-type="float">
            <text:p>0.375984251968504</text:p>
          </table:table-cell>
          <table:table-cell office:value-type="float" office:value="0.618778526407303" calcext:value-type="float">
            <text:p>0.618778526407303</text:p>
          </table:table-cell>
          <table:table-cell office:value-type="float" office:value="0.841863517060367" calcext:value-type="float">
            <text:p>0.84186351706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256561679790026" calcext:value-type="float">
            <text:p>0.256561679790026</text:p>
          </table:table-cell>
          <table:table-cell office:value-type="float" office:value="142" calcext:value-type="float">
            <text:p>142</text:p>
          </table:table-cell>
          <table:table-cell office:value-type="float" office:value="0.743438320209974" calcext:value-type="float">
            <text:p>0.743438320209974</text:p>
          </table:table-cell>
          <table:table-cell office:value-type="float" office:value="0.717800289435601" calcext:value-type="float">
            <text:p>0.717800289435601</text:p>
          </table:table-cell>
          <table:table-cell office:value-type="float" office:value="0.992957746478873" calcext:value-type="float">
            <text:p>0.992957746478873</text:p>
          </table:table-cell>
          <table:table-cell office:value-type="float" office:value="0.281496062992126" calcext:value-type="float">
            <text:p>0.281496062992126</text:p>
          </table:table-cell>
          <table:table-cell office:value-type="float" office:value="0.63855683547055" calcext:value-type="float">
            <text:p>0.63855683547055</text:p>
          </table:table-cell>
          <table:table-cell office:value-type="float" office:value="0.818897637795276" calcext:value-type="float">
            <text:p>0.818897637795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8613861386139" calcext:value-type="float">
            <text:p>0.138613861386139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8" calcext:value-type="float">
            <text:p>8</text:p>
          </table:table-cell>
          <table:table-cell office:value-type="float" office:value="0.207920792079208" calcext:value-type="float">
            <text:p>0.207920792079208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8019801980198" calcext:value-type="float">
            <text:p>0.01980198019802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7002997002997" calcext:value-type="float">
            <text:p>0.97002997002997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5049504950495" calcext:value-type="float">
            <text:p>0.95049504950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8" calcext:value-type="float">
            <text:p>8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10752688172043" calcext:value-type="float">
            <text:p>0.0107526881720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8011988011988" calcext:value-type="float">
            <text:p>0.988011988011988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9009900990099" calcext:value-type="float">
            <text:p>0.00990099009901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56043956043956" calcext:value-type="float">
            <text:p>0.956043956043956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8" calcext:value-type="float">
            <text:p>8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920792079208" calcext:value-type="float">
            <text:p>0.207920792079208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711288711288711" calcext:value-type="float">
            <text:p>0.711288711288711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686313686313686" calcext:value-type="float">
            <text:p>0.686313686313686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8" calcext:value-type="float">
            <text:p>8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3006993006993" calcext:value-type="float">
            <text:p>0.99300699300699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11" calcext:value-type="float">
            <text:p>11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111111111111111" calcext:value-type="float">
            <text:p>0.0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84015984015984" calcext:value-type="float">
            <text:p>0.984015984015984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8" calcext:value-type="float">
            <text:p>8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75" calcext:value-type="float">
            <text:p>0.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5049504950495" calcext:value-type="float">
            <text:p>0.04950495049505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83116883116883" calcext:value-type="float">
            <text:p>0.883116883116883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11" calcext:value-type="float">
            <text:p>11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000999000999" calcext:value-type="float">
            <text:p>0.9000999000999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01980198019802" calcext:value-type="float">
            <text:p>0.801980198019802</text:p>
          </table:table-cell>
          <table:table-cell office:value-type="float" office:value="8" calcext:value-type="float">
            <text:p>8</text:p>
          </table:table-cell>
          <table:table-cell office:value-type="float" office:value="0.198019801980198" calcext:value-type="float">
            <text:p>0.198019801980198</text:p>
          </table:table-cell>
          <table:table-cell office:value-type="float" office:value="0.150537634408602" calcext:value-type="float">
            <text:p>0.150537634408602</text:p>
          </table:table-cell>
          <table:table-cell office:value-type="float" office:value="0.75" calcext:value-type="float">
            <text:p>0.75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867132867132867" calcext:value-type="float">
            <text:p>0.867132867132867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11" calcext:value-type="float">
            <text:p>11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8" calcext:value-type="float">
            <text:p>8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75" calcext:value-type="float">
            <text:p>0.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007992007992" calcext:value-type="float">
            <text:p>0.992007992007992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99000999000999" calcext:value-type="float">
            <text:p>0.999000999000999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8" calcext:value-type="float">
            <text:p>8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118279569892473" calcext:value-type="float">
            <text:p>0.1182795698924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98001998001998" calcext:value-type="float">
            <text:p>0.998001998001998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5021645021645" calcext:value-type="float">
            <text:p>0.795021645021645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194949494949495" calcext:value-type="float">
            <text:p>0.194949494949495</text:p>
          </table:table-cell>
          <table:table-cell office:value-type="float" office:value="705" calcext:value-type="float">
            <text:p>705</text:p>
          </table:table-cell>
          <table:table-cell office:value-type="float" office:value="0.805050505050505" calcext:value-type="float">
            <text:p>0.805050505050505</text:p>
          </table:table-cell>
          <table:table-cell office:value-type="float" office:value="0.796275180539719" calcext:value-type="float">
            <text:p>0.796275180539719</text:p>
          </table:table-cell>
          <table:table-cell office:value-type="float" office:value="0.968794326241135" calcext:value-type="float">
            <text:p>0.968794326241135</text:p>
          </table:table-cell>
          <table:table-cell office:value-type="float" office:value="0.204473304473304" calcext:value-type="float">
            <text:p>0.20447330447330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1358" calcext:value-type="float">
            <text:p>1358</text:p>
          </table:table-cell>
          <table:table-cell office:value-type="float" office:value="0.810678210678211" calcext:value-type="float">
            <text:p>0.810678210678211</text:p>
          </table:table-cell>
          <table:table-cell office:value-type="float" office:value="0.797872340425532" calcext:value-type="float">
            <text:p>0.797872340425532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203968253968254" calcext:value-type="float">
            <text:p>0.20396825396825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6406926406926" calcext:value-type="float">
            <text:p>0.826406926406926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.845156495168883" calcext:value-type="float">
            <text:p>0.845156495168883</text:p>
          </table:table-cell>
          <table:table-cell office:value-type="float" office:value="0.861111111111111" calcext:value-type="float">
            <text:p>0.861111111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71717171717172" calcext:value-type="float">
            <text:p>0.171717171717172</text:p>
          </table:table-cell>
          <table:table-cell office:value-type="float" office:value="705" calcext:value-type="float">
            <text:p>70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0.822348916761687" calcext:value-type="float">
            <text:p>0.822348916761687</text:p>
          </table:table-cell>
          <table:table-cell office:value-type="float" office:value="0.939007092198582" calcext:value-type="float">
            <text:p>0.939007092198582</text:p>
          </table:table-cell>
          <table:table-cell office:value-type="float" office:value="0.172943722943723" calcext:value-type="float">
            <text:p>0.172943722943723</text:p>
          </table:table-cell>
          <table:table-cell office:value-type="float" office:value="0.851474110165992" calcext:value-type="float">
            <text:p>0.851474110165992</text:p>
          </table:table-cell>
          <table:table-cell office:value-type="float" office:value="0.87005772005772" calcext:value-type="float">
            <text:p>0.870057720057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4343434343434" calcext:value-type="float">
            <text:p>0.184343434343434</text:p>
          </table:table-cell>
          <table:table-cell office:value-type="float" office:value="1358" calcext:value-type="float">
            <text:p>1358</text:p>
          </table:table-cell>
          <table:table-cell office:value-type="float" office:value="0.815656565656566" calcext:value-type="float">
            <text:p>0.815656565656566</text:p>
          </table:table-cell>
          <table:table-cell office:value-type="float" office:value="0.805631099024156" calcext:value-type="float">
            <text:p>0.805631099024156</text:p>
          </table:table-cell>
          <table:table-cell office:value-type="float" office:value="0.907952871870397" calcext:value-type="float">
            <text:p>0.907952871870397</text:p>
          </table:table-cell>
          <table:table-cell office:value-type="float" office:value="0.17987012987013" calcext:value-type="float">
            <text:p>0.17987012987013</text:p>
          </table:table-cell>
          <table:table-cell office:value-type="float" office:value="0.855231645883227" calcext:value-type="float">
            <text:p>0.855231645883227</text:p>
          </table:table-cell>
          <table:table-cell office:value-type="float" office:value="0.868181818181818" calcext:value-type="float">
            <text:p>0.868181818181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994227994228" calcext:value-type="float">
            <text:p>0.87994227994228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.840490544223305" calcext:value-type="float">
            <text:p>0.840490544223305</text:p>
          </table:table-cell>
          <table:table-cell office:value-type="float" office:value="0.858946608946609" calcext:value-type="float">
            <text:p>0.858946608946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126839826839827" calcext:value-type="float">
            <text:p>0.126839826839827</text:p>
          </table:table-cell>
          <table:table-cell office:value-type="float" office:value="705" calcext:value-type="float">
            <text:p>705</text:p>
          </table:table-cell>
          <table:table-cell office:value-type="float" office:value="0.873160173160173" calcext:value-type="float">
            <text:p>0.873160173160173</text:p>
          </table:table-cell>
          <table:table-cell office:value-type="float" office:value="0.867198783732421" calcext:value-type="float">
            <text:p>0.867198783732421</text:p>
          </table:table-cell>
          <table:table-cell office:value-type="float" office:value="0.984397163120567" calcext:value-type="float">
            <text:p>0.984397163120567</text:p>
          </table:table-cell>
          <table:table-cell office:value-type="float" office:value="0.127777777777778" calcext:value-type="float">
            <text:p>0.127777777777778</text:p>
          </table:table-cell>
          <table:table-cell office:value-type="float" office:value="0.837558840531836" calcext:value-type="float">
            <text:p>0.837558840531836</text:p>
          </table:table-cell>
          <table:table-cell office:value-type="float" office:value="0.853823953823954" calcext:value-type="float">
            <text:p>0.8538239538239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73953823953824" calcext:value-type="float">
            <text:p>0.173953823953824</text:p>
          </table:table-cell>
          <table:table-cell office:value-type="float" office:value="1358" calcext:value-type="float">
            <text:p>1358</text:p>
          </table:table-cell>
          <table:table-cell office:value-type="float" office:value="0.826046176046176" calcext:value-type="float">
            <text:p>0.826046176046176</text:p>
          </table:table-cell>
          <table:table-cell office:value-type="float" office:value="0.815389537673972" calcext:value-type="float">
            <text:p>0.815389537673972</text:p>
          </table:table-cell>
          <table:table-cell office:value-type="float" office:value="0.924153166421208" calcext:value-type="float">
            <text:p>0.924153166421208</text:p>
          </table:table-cell>
          <table:table-cell office:value-type="float" office:value="0.170707070707071" calcext:value-type="float">
            <text:p>0.170707070707071</text:p>
          </table:table-cell>
          <table:table-cell office:value-type="float" office:value="0.842431249483855" calcext:value-type="float">
            <text:p>0.842431249483855</text:p>
          </table:table-cell>
          <table:table-cell office:value-type="float" office:value="0.861976911976912" calcext:value-type="float">
            <text:p>0.861976911976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7388167388167" calcext:value-type="float">
            <text:p>0.717388167388167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.544347179783632" calcext:value-type="float">
            <text:p>0.544347179783632</text:p>
          </table:table-cell>
          <table:table-cell office:value-type="float" office:value="0.588600288600289" calcext:value-type="float">
            <text:p>0.588600288600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265367965367965" calcext:value-type="float">
            <text:p>0.265367965367965</text:p>
          </table:table-cell>
          <table:table-cell office:value-type="float" office:value="705" calcext:value-type="float">
            <text:p>705</text:p>
          </table:table-cell>
          <table:table-cell office:value-type="float" office:value="0.734632034632035" calcext:value-type="float">
            <text:p>0.734632034632035</text:p>
          </table:table-cell>
          <table:table-cell office:value-type="float" office:value="0.720790573926264" calcext:value-type="float">
            <text:p>0.720790573926264</text:p>
          </table:table-cell>
          <table:table-cell office:value-type="float" office:value="0.992907801418439" calcext:value-type="float">
            <text:p>0.992907801418439</text:p>
          </table:table-cell>
          <table:table-cell office:value-type="float" office:value="0.285281385281385" calcext:value-type="float">
            <text:p>0.285281385281385</text:p>
          </table:table-cell>
          <table:table-cell office:value-type="float" office:value="0.553307457263193" calcext:value-type="float">
            <text:p>0.553307457263193</text:p>
          </table:table-cell>
          <table:table-cell office:value-type="float" office:value="0.586940836940837" calcext:value-type="float">
            <text:p>0.586940836940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235858585858586" calcext:value-type="float">
            <text:p>0.235858585858586</text:p>
          </table:table-cell>
          <table:table-cell office:value-type="float" office:value="1358" calcext:value-type="float">
            <text:p>1358</text:p>
          </table:table-cell>
          <table:table-cell office:value-type="float" office:value="0.764141414141414" calcext:value-type="float">
            <text:p>0.764141414141414</text:p>
          </table:table-cell>
          <table:table-cell office:value-type="float" office:value="0.741721324588066" calcext:value-type="float">
            <text:p>0.741721324588066</text:p>
          </table:table-cell>
          <table:table-cell office:value-type="float" office:value="0.970544918998527" calcext:value-type="float">
            <text:p>0.970544918998527</text:p>
          </table:table-cell>
          <table:table-cell office:value-type="float" office:value="0.262842712842713" calcext:value-type="float">
            <text:p>0.262842712842713</text:p>
          </table:table-cell>
          <table:table-cell office:value-type="float" office:value="0.545296886613263" calcext:value-type="float">
            <text:p>0.545296886613263</text:p>
          </table:table-cell>
          <table:table-cell office:value-type="float" office:value="0.595887445887446" calcext:value-type="float">
            <text:p>0.595887445887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034632034632" calcext:value-type="float">
            <text:p>0.82034632034632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.854612271863903" calcext:value-type="float">
            <text:p>0.854612271863903</text:p>
          </table:table-cell>
          <table:table-cell office:value-type="float" office:value="0.865223665223665" calcext:value-type="float">
            <text:p>0.865223665223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95598845598846" calcext:value-type="float">
            <text:p>0.195598845598846</text:p>
          </table:table-cell>
          <table:table-cell office:value-type="float" office:value="705" calcext:value-type="float">
            <text:p>705</text:p>
          </table:table-cell>
          <table:table-cell office:value-type="float" office:value="0.804401154401154" calcext:value-type="float">
            <text:p>0.804401154401154</text:p>
          </table:table-cell>
          <table:table-cell office:value-type="float" office:value="0.79612314709236" calcext:value-type="float">
            <text:p>0.79612314709236</text:p>
          </table:table-cell>
          <table:table-cell office:value-type="float" office:value="0.95886524822695" calcext:value-type="float">
            <text:p>0.95886524822695</text:p>
          </table:table-cell>
          <table:table-cell office:value-type="float" office:value="0.197691197691198" calcext:value-type="float">
            <text:p>0.197691197691198</text:p>
          </table:table-cell>
          <table:table-cell office:value-type="float" office:value="0.856511685523165" calcext:value-type="float">
            <text:p>0.856511685523165</text:p>
          </table:table-cell>
          <table:table-cell office:value-type="float" office:value="0.867821067821068" calcext:value-type="float">
            <text:p>0.867821067821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3261183261183" calcext:value-type="float">
            <text:p>0.183261183261183</text:p>
          </table:table-cell>
          <table:table-cell office:value-type="float" office:value="1358" calcext:value-type="float">
            <text:p>1358</text:p>
          </table:table-cell>
          <table:table-cell office:value-type="float" office:value="0.816738816738817" calcext:value-type="float">
            <text:p>0.816738816738817</text:p>
          </table:table-cell>
          <table:table-cell office:value-type="float" office:value="0.807950727883539" calcext:value-type="float">
            <text:p>0.807950727883539</text:p>
          </table:table-cell>
          <table:table-cell office:value-type="float" office:value="0.897643593519882" calcext:value-type="float">
            <text:p>0.897643593519882</text:p>
          </table:table-cell>
          <table:table-cell office:value-type="float" office:value="0.178715728715729" calcext:value-type="float">
            <text:p>0.178715728715729</text:p>
          </table:table-cell>
          <table:table-cell office:value-type="float" office:value="0.857048476339912" calcext:value-type="float">
            <text:p>0.857048476339912</text:p>
          </table:table-cell>
          <table:table-cell office:value-type="float" office:value="0.868686868686869" calcext:value-type="float">
            <text:p>0.868686868686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2611832611832" calcext:value-type="float">
            <text:p>0.832611832611832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.843133206705756" calcext:value-type="float">
            <text:p>0.843133206705756</text:p>
          </table:table-cell>
          <table:table-cell office:value-type="float" office:value="0.856709956709957" calcext:value-type="float">
            <text:p>0.85670995670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19011544011544" calcext:value-type="float">
            <text:p>0.19011544011544</text:p>
          </table:table-cell>
          <table:table-cell office:value-type="float" office:value="705" calcext:value-type="float">
            <text:p>705</text:p>
          </table:table-cell>
          <table:table-cell office:value-type="float" office:value="0.80988455988456" calcext:value-type="float">
            <text:p>0.80988455988456</text:p>
          </table:table-cell>
          <table:table-cell office:value-type="float" office:value="0.801520334473584" calcext:value-type="float">
            <text:p>0.801520334473584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91269841269841" calcext:value-type="float">
            <text:p>0.191269841269841</text:p>
          </table:table-cell>
          <table:table-cell office:value-type="float" office:value="0.840944751837476" calcext:value-type="float">
            <text:p>0.840944751837476</text:p>
          </table:table-cell>
          <table:table-cell office:value-type="float" office:value="0.856493506493507" calcext:value-type="float">
            <text:p>0.85649350649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1358" calcext:value-type="float">
            <text:p>1358</text:p>
          </table:table-cell>
          <table:table-cell office:value-type="float" office:value="0.842207792207792" calcext:value-type="float">
            <text:p>0.842207792207792</text:p>
          </table:table-cell>
          <table:table-cell office:value-type="float" office:value="0.838025915853463" calcext:value-type="float">
            <text:p>0.838025915853463</text:p>
          </table:table-cell>
          <table:table-cell office:value-type="float" office:value="0.880706921944035" calcext:value-type="float">
            <text:p>0.880706921944035</text:p>
          </table:table-cell>
          <table:table-cell office:value-type="float" office:value="0.148701298701299" calcext:value-type="float">
            <text:p>0.148701298701299</text:p>
          </table:table-cell>
          <table:table-cell office:value-type="float" office:value="0.836278800891898" calcext:value-type="float">
            <text:p>0.836278800891898</text:p>
          </table:table-cell>
          <table:table-cell office:value-type="float" office:value="0.853318903318903" calcext:value-type="float">
            <text:p>0.853318903318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6248196248196" calcext:value-type="float">
            <text:p>0.796248196248196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.856800726732183" calcext:value-type="float">
            <text:p>0.856800726732183</text:p>
          </table:table-cell>
          <table:table-cell office:value-type="float" office:value="0.857070707070707" calcext:value-type="float">
            <text:p>0.857070707070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192929292929293" calcext:value-type="float">
            <text:p>0.192929292929293</text:p>
          </table:table-cell>
          <table:table-cell office:value-type="float" office:value="705" calcext:value-type="float">
            <text:p>705</text:p>
          </table:table-cell>
          <table:table-cell office:value-type="float" office:value="0.807070707070707" calcext:value-type="float">
            <text:p>0.807070707070707</text:p>
          </table:table-cell>
          <table:table-cell office:value-type="float" office:value="0.79809958190802" calcext:value-type="float">
            <text:p>0.79809958190802</text:p>
          </table:table-cell>
          <table:table-cell office:value-type="float" office:value="0.974468085106383" calcext:value-type="float">
            <text:p>0.974468085106383</text:p>
          </table:table-cell>
          <table:table-cell office:value-type="float" office:value="0.196031746031746" calcext:value-type="float">
            <text:p>0.196031746031746</text:p>
          </table:table-cell>
          <table:table-cell office:value-type="float" office:value="0.859278222809481" calcext:value-type="float">
            <text:p>0.859278222809481</text:p>
          </table:table-cell>
          <table:table-cell office:value-type="float" office:value="0.873737373737374" calcext:value-type="float">
            <text:p>0.873737373737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17994227994228" calcext:value-type="float">
            <text:p>0.17994227994228</text:p>
          </table:table-cell>
          <table:table-cell office:value-type="float" office:value="1358" calcext:value-type="float">
            <text:p>1358</text:p>
          </table:table-cell>
          <table:table-cell office:value-type="float" office:value="0.82005772005772" calcext:value-type="float">
            <text:p>0.82005772005772</text:p>
          </table:table-cell>
          <table:table-cell office:value-type="float" office:value="0.812350023996161" calcext:value-type="float">
            <text:p>0.812350023996161</text:p>
          </table:table-cell>
          <table:table-cell office:value-type="float" office:value="0.891016200294551" calcext:value-type="float">
            <text:p>0.891016200294551</text:p>
          </table:table-cell>
          <table:table-cell office:value-type="float" office:value="0.175541125541126" calcext:value-type="float">
            <text:p>0.175541125541126</text:p>
          </table:table-cell>
          <table:table-cell office:value-type="float" office:value="0.853001899413659" calcext:value-type="float">
            <text:p>0.853001899413659</text:p>
          </table:table-cell>
          <table:table-cell office:value-type="float" office:value="0.867748917748918" calcext:value-type="float">
            <text:p>0.8677489177489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6724386724387" calcext:value-type="float">
            <text:p>0.836724386724387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.713312412255347" calcext:value-type="float">
            <text:p>0.713312412255347</text:p>
          </table:table-cell>
          <table:table-cell office:value-type="float" office:value="0.646248196248196" calcext:value-type="float">
            <text:p>0.646248196248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158297258297258" calcext:value-type="float">
            <text:p>0.158297258297258</text:p>
          </table:table-cell>
          <table:table-cell office:value-type="float" office:value="705" calcext:value-type="float">
            <text:p>705</text:p>
          </table:table-cell>
          <table:table-cell office:value-type="float" office:value="0.841702741702742" calcext:value-type="float">
            <text:p>0.841702741702742</text:p>
          </table:table-cell>
          <table:table-cell office:value-type="float" office:value="0.835043709616116" calcext:value-type="float">
            <text:p>0.835043709616116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6998556998557" calcext:value-type="float">
            <text:p>0.16998556998557</text:p>
          </table:table-cell>
          <table:table-cell office:value-type="float" office:value="0.711702039805104" calcext:value-type="float">
            <text:p>0.711702039805104</text:p>
          </table:table-cell>
          <table:table-cell office:value-type="float" office:value="0.641774891774892" calcext:value-type="float">
            <text:p>0.641774891774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1497113997114" calcext:value-type="float">
            <text:p>0.1497113997114</text:p>
          </table:table-cell>
          <table:table-cell office:value-type="float" office:value="1358" calcext:value-type="float">
            <text:p>1358</text:p>
          </table:table-cell>
          <table:table-cell office:value-type="float" office:value="0.8502886002886" calcext:value-type="float">
            <text:p>0.8502886002886</text:p>
          </table:table-cell>
          <table:table-cell office:value-type="float" office:value="0.845384738441849" calcext:value-type="float">
            <text:p>0.845384738441849</text:p>
          </table:table-cell>
          <table:table-cell office:value-type="float" office:value="0.895434462444772" calcext:value-type="float">
            <text:p>0.895434462444772</text:p>
          </table:table-cell>
          <table:table-cell office:value-type="float" office:value="0.158152958152958" calcext:value-type="float">
            <text:p>0.158152958152958</text:p>
          </table:table-cell>
          <table:table-cell office:value-type="float" office:value="0.715129242712032" calcext:value-type="float">
            <text:p>0.715129242712032</text:p>
          </table:table-cell>
          <table:table-cell office:value-type="float" office:value="0.64018759018759" calcext:value-type="float">
            <text:p>0.64018759018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26297930098405" calcext:value-type="float">
            <text:p>0.526297930098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3702069901595" calcext:value-type="float">
            <text:p>0.473702069901595</text:p>
          </table:table-cell>
          <table:table-cell office:value-type="float" office:value="0" calcext:value-type="float">
            <text:p>0</text:p>
          </table:table-cell>
          <table:table-cell office:value-type="float" office:value="0.526297930098405" calcext:value-type="float">
            <text:p>0.526297930098405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794367153037" calcext:value-type="float">
            <text:p>0.497794367153037</text:p>
          </table:table-cell>
          <table:table-cell office:value-type="float" office:value="160" calcext:value-type="float">
            <text:p>160</text:p>
          </table:table-cell>
          <table:table-cell office:value-type="float" office:value="0.502205632846963" calcext:value-type="float">
            <text:p>0.502205632846963</text:p>
          </table:table-cell>
          <table:table-cell office:value-type="float" office:value="0.480444922856118" calcext:value-type="float">
            <text:p>0.480444922856118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0.510349507974211" calcext:value-type="float">
            <text:p>0.510349507974211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86257210722769" calcext:value-type="float">
            <text:p>0.486257210722769</text:p>
          </table:table-cell>
          <table:table-cell office:value-type="float" office:value="300" calcext:value-type="float">
            <text:p>300</text:p>
          </table:table-cell>
          <table:table-cell office:value-type="float" office:value="0.513742789277231" calcext:value-type="float">
            <text:p>0.513742789277231</text:p>
          </table:table-cell>
          <table:table-cell office:value-type="float" office:value="0.482810729127314" calcext:value-type="float">
            <text:p>0.482810729127314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87953851374279" calcext:value-type="float">
            <text:p>0.487953851374279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753647777400747" calcext:value-type="float">
            <text:p>0.7536477774007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46352222599253" calcext:value-type="float">
            <text:p>0.246352222599253</text:p>
          </table:table-cell>
          <table:table-cell office:value-type="float" office:value="0" calcext:value-type="float">
            <text:p>0</text:p>
          </table:table-cell>
          <table:table-cell office:value-type="float" office:value="0.753647777400747" calcext:value-type="float">
            <text:p>0.753647777400747</text:p>
          </table:table-cell>
          <table:table-cell office:value-type="float" office:value="0.656873413130214" calcext:value-type="float">
            <text:p>0.656873413130214</text:p>
          </table:table-cell>
          <table:table-cell office:value-type="float" office:value="0.67458432304038" calcext:value-type="float">
            <text:p>0.67458432304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77298948082796" calcext:value-type="float">
            <text:p>0.677298948082796</text:p>
          </table:table-cell>
          <table:table-cell office:value-type="float" office:value="160" calcext:value-type="float">
            <text:p>160</text:p>
          </table:table-cell>
          <table:table-cell office:value-type="float" office:value="0.322701051917204" calcext:value-type="float">
            <text:p>0.322701051917204</text:p>
          </table:table-cell>
          <table:table-cell office:value-type="float" office:value="0.292429135270901" calcext:value-type="float">
            <text:p>0.292429135270901</text:p>
          </table:table-cell>
          <table:table-cell office:value-type="float" office:value="0.85" calcext:value-type="float">
            <text:p>0.85</text:p>
          </table:table-cell>
          <table:table-cell office:value-type="float" office:value="0.694604682728198" calcext:value-type="float">
            <text:p>0.694604682728198</text:p>
          </table:table-cell>
          <table:table-cell office:value-type="float" office:value="0.621871599564744" calcext:value-type="float">
            <text:p>0.621871599564744</text:p>
          </table:table-cell>
          <table:table-cell office:value-type="float" office:value="0.650492025788938" calcext:value-type="float">
            <text:p>0.650492025788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683406854428232" calcext:value-type="float">
            <text:p>0.683406854428232</text:p>
          </table:table-cell>
          <table:table-cell office:value-type="float" office:value="300" calcext:value-type="float">
            <text:p>300</text:p>
          </table:table-cell>
          <table:table-cell office:value-type="float" office:value="0.316593145571768" calcext:value-type="float">
            <text:p>0.316593145571768</text:p>
          </table:table-cell>
          <table:table-cell office:value-type="float" office:value="0.275028333962977" calcext:value-type="float">
            <text:p>0.275028333962977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82388870037326" calcext:value-type="float">
            <text:p>0.682388870037326</text:p>
          </table:table-cell>
          <table:table-cell office:value-type="float" office:value="0.647080159593761" calcext:value-type="float">
            <text:p>0.647080159593761</text:p>
          </table:table-cell>
          <table:table-cell office:value-type="float" office:value="0.66610111978283" calcext:value-type="float">
            <text:p>0.66610111978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516796742449949" calcext:value-type="float">
            <text:p>0.516796742449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3203257550051" calcext:value-type="float">
            <text:p>0.483203257550051</text:p>
          </table:table-cell>
          <table:table-cell office:value-type="float" office:value="0" calcext:value-type="float">
            <text:p>0</text:p>
          </table:table-cell>
          <table:table-cell office:value-type="float" office:value="0.516796742449949" calcext:value-type="float">
            <text:p>0.516796742449949</text:p>
          </table:table-cell>
          <table:table-cell office:value-type="float" office:value="0.51614073268045" calcext:value-type="float">
            <text:p>0.51614073268045</text:p>
          </table:table-cell>
          <table:table-cell office:value-type="float" office:value="0.484221241940957" calcext:value-type="float">
            <text:p>0.484221241940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28673227010519" calcext:value-type="float">
            <text:p>0.528673227010519</text:p>
          </table:table-cell>
          <table:table-cell office:value-type="float" office:value="160" calcext:value-type="float">
            <text:p>160</text:p>
          </table:table-cell>
          <table:table-cell office:value-type="float" office:value="0.471326772989481" calcext:value-type="float">
            <text:p>0.471326772989481</text:p>
          </table:table-cell>
          <table:table-cell office:value-type="float" office:value="0.445281664872623" calcext:value-type="float">
            <text:p>0.445281664872623</text:p>
          </table:table-cell>
          <table:table-cell office:value-type="float" office:value="0.925" calcext:value-type="float">
            <text:p>0.925</text:p>
          </table:table-cell>
          <table:table-cell office:value-type="float" office:value="0.533763148965049" calcext:value-type="float">
            <text:p>0.533763148965049</text:p>
          </table:table-cell>
          <table:table-cell office:value-type="float" office:value="0.534820457018498" calcext:value-type="float">
            <text:p>0.534820457018498</text:p>
          </table:table-cell>
          <table:table-cell office:value-type="float" office:value="0.524601289446895" calcext:value-type="float">
            <text:p>0.524601289446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84221241940957" calcext:value-type="float">
            <text:p>0.484221241940957</text:p>
          </table:table-cell>
          <table:table-cell office:value-type="float" office:value="300" calcext:value-type="float">
            <text:p>300</text:p>
          </table:table-cell>
          <table:table-cell office:value-type="float" office:value="0.515778758059043" calcext:value-type="float">
            <text:p>0.515778758059043</text:p>
          </table:table-cell>
          <table:table-cell office:value-type="float" office:value="0.484699659992444" calcext:value-type="float">
            <text:p>0.484699659992444</text:p>
          </table:table-cell>
          <table:table-cell office:value-type="float" office:value="0.79" calcext:value-type="float">
            <text:p>0.79</text:p>
          </table:table-cell>
          <table:table-cell office:value-type="float" office:value="0.469630132337971" calcext:value-type="float">
            <text:p>0.469630132337971</text:p>
          </table:table-cell>
          <table:table-cell office:value-type="float" office:value="0.456655785273848" calcext:value-type="float">
            <text:p>0.456655785273848</text:p>
          </table:table-cell>
          <table:table-cell office:value-type="float" office:value="0.447573803868341" calcext:value-type="float">
            <text:p>0.447573803868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80013573125212" calcext:value-type="float">
            <text:p>0.680013573125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9986426874788" calcext:value-type="float">
            <text:p>0.319986426874788</text:p>
          </table:table-cell>
          <table:table-cell office:value-type="float" office:value="0" calcext:value-type="float">
            <text:p>0</text:p>
          </table:table-cell>
          <table:table-cell office:value-type="float" office:value="0.680013573125212" calcext:value-type="float">
            <text:p>0.680013573125212</text:p>
          </table:table-cell>
          <table:table-cell office:value-type="float" office:value="0.526115342763874" calcext:value-type="float">
            <text:p>0.526115342763874</text:p>
          </table:table-cell>
          <table:table-cell office:value-type="float" office:value="0.525619273837801" calcext:value-type="float">
            <text:p>0.525619273837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21649134713268" calcext:value-type="float">
            <text:p>0.621649134713268</text:p>
          </table:table-cell>
          <table:table-cell office:value-type="float" office:value="160" calcext:value-type="float">
            <text:p>160</text:p>
          </table:table-cell>
          <table:table-cell office:value-type="float" office:value="0.378350865286732" calcext:value-type="float">
            <text:p>0.378350865286732</text:p>
          </table:table-cell>
          <table:table-cell office:value-type="float" office:value="0.350556153570147" calcext:value-type="float">
            <text:p>0.350556153570147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31150322361724" calcext:value-type="float">
            <text:p>0.631150322361724</text:p>
          </table:table-cell>
          <table:table-cell office:value-type="float" office:value="0.484403336960464" calcext:value-type="float">
            <text:p>0.484403336960464</text:p>
          </table:table-cell>
          <table:table-cell office:value-type="float" office:value="0.541567695961995" calcext:value-type="float">
            <text:p>0.541567695961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19613165931456" calcext:value-type="float">
            <text:p>0.619613165931456</text:p>
          </table:table-cell>
          <table:table-cell office:value-type="float" office:value="300" calcext:value-type="float">
            <text:p>300</text:p>
          </table:table-cell>
          <table:table-cell office:value-type="float" office:value="0.380386834068544" calcext:value-type="float">
            <text:p>0.380386834068544</text:p>
          </table:table-cell>
          <table:table-cell office:value-type="float" office:value="0.341140914242539" calcext:value-type="float">
            <text:p>0.341140914242539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62029182219206" calcext:value-type="float">
            <text:p>0.62029182219206</text:p>
          </table:table-cell>
          <table:table-cell office:value-type="float" office:value="0.529742473703301" calcext:value-type="float">
            <text:p>0.529742473703301</text:p>
          </table:table-cell>
          <table:table-cell office:value-type="float" office:value="0.534102477095351" calcext:value-type="float">
            <text:p>0.534102477095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761112996267391" calcext:value-type="float">
            <text:p>0.7611129962673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887003732609" calcext:value-type="float">
            <text:p>0.238887003732609</text:p>
          </table:table-cell>
          <table:table-cell office:value-type="float" office:value="0" calcext:value-type="float">
            <text:p>0</text:p>
          </table:table-cell>
          <table:table-cell office:value-type="float" office:value="0.761112996267391" calcext:value-type="float">
            <text:p>0.761112996267391</text:p>
          </table:table-cell>
          <table:table-cell office:value-type="float" office:value="0.683170112441059" calcext:value-type="float">
            <text:p>0.683170112441059</text:p>
          </table:table-cell>
          <table:table-cell office:value-type="float" office:value="0.692568713946386" calcext:value-type="float">
            <text:p>0.692568713946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71700033932813" calcext:value-type="float">
            <text:p>0.71700033932813</text:p>
          </table:table-cell>
          <table:table-cell office:value-type="float" office:value="160" calcext:value-type="float">
            <text:p>160</text:p>
          </table:table-cell>
          <table:table-cell office:value-type="float" office:value="0.28299966067187" calcext:value-type="float">
            <text:p>0.28299966067187</text:p>
          </table:table-cell>
          <table:table-cell office:value-type="float" office:value="0.249372084678866" calcext:value-type="float">
            <text:p>0.249372084678866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732609433322022" calcext:value-type="float">
            <text:p>0.732609433322022</text:p>
          </table:table-cell>
          <table:table-cell office:value-type="float" office:value="0.663220892274211" calcext:value-type="float">
            <text:p>0.663220892274211</text:p>
          </table:table-cell>
          <table:table-cell office:value-type="float" office:value="0.69833729216152" calcext:value-type="float">
            <text:p>0.69833729216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15982354937224" calcext:value-type="float">
            <text:p>0.715982354937224</text:p>
          </table:table-cell>
          <table:table-cell office:value-type="float" office:value="300" calcext:value-type="float">
            <text:p>300</text:p>
          </table:table-cell>
          <table:table-cell office:value-type="float" office:value="0.284017645062776" calcext:value-type="float">
            <text:p>0.284017645062776</text:p>
          </table:table-cell>
          <table:table-cell office:value-type="float" office:value="0.236116358141292" calcext:value-type="float">
            <text:p>0.236116358141292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716321683067526" calcext:value-type="float">
            <text:p>0.716321683067526</text:p>
          </table:table-cell>
          <table:table-cell office:value-type="float" office:value="0.680449764236489" calcext:value-type="float">
            <text:p>0.680449764236489</text:p>
          </table:table-cell>
          <table:table-cell office:value-type="float" office:value="0.72718018323719" calcext:value-type="float">
            <text:p>0.72718018323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647777400746522" calcext:value-type="float">
            <text:p>0.6477774007465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2222599253478" calcext:value-type="float">
            <text:p>0.352222599253478</text:p>
          </table:table-cell>
          <table:table-cell office:value-type="float" office:value="0" calcext:value-type="float">
            <text:p>0</text:p>
          </table:table-cell>
          <table:table-cell office:value-type="float" office:value="0.647777400746522" calcext:value-type="float">
            <text:p>0.647777400746522</text:p>
          </table:table-cell>
          <table:table-cell office:value-type="float" office:value="0.513783097569822" calcext:value-type="float">
            <text:p>0.513783097569822</text:p>
          </table:table-cell>
          <table:table-cell office:value-type="float" office:value="0.524940617577197" calcext:value-type="float">
            <text:p>0.524940617577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9073634204275" calcext:value-type="float">
            <text:p>0.589073634204275</text:p>
          </table:table-cell>
          <table:table-cell office:value-type="float" office:value="160" calcext:value-type="float">
            <text:p>160</text:p>
          </table:table-cell>
          <table:table-cell office:value-type="float" office:value="0.410926365795724" calcext:value-type="float">
            <text:p>0.410926365795724</text:p>
          </table:table-cell>
          <table:table-cell office:value-type="float" office:value="0.384642985288841" calcext:value-type="float">
            <text:p>0.384642985288841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60332541567696" calcext:value-type="float">
            <text:p>0.60332541567696</text:p>
          </table:table-cell>
          <table:table-cell office:value-type="float" office:value="0.473703300689155" calcext:value-type="float">
            <text:p>0.473703300689155</text:p>
          </table:table-cell>
          <table:table-cell office:value-type="float" office:value="0.481167288768239" calcext:value-type="float">
            <text:p>0.481167288768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69053274516457" calcext:value-type="float">
            <text:p>0.569053274516457</text:p>
          </table:table-cell>
          <table:table-cell office:value-type="float" office:value="300" calcext:value-type="float">
            <text:p>300</text:p>
          </table:table-cell>
          <table:table-cell office:value-type="float" office:value="0.430946725483543" calcext:value-type="float">
            <text:p>0.430946725483543</text:p>
          </table:table-cell>
          <table:table-cell office:value-type="float" office:value="0.392519833774084" calcext:value-type="float">
            <text:p>0.392519833774084</text:p>
          </table:table-cell>
          <table:table-cell office:value-type="float" office:value="0.77" calcext:value-type="float">
            <text:p>0.77</text:p>
          </table:table-cell>
          <table:table-cell office:value-type="float" office:value="0.569731930777061" calcext:value-type="float">
            <text:p>0.569731930777061</text:p>
          </table:table-cell>
          <table:table-cell office:value-type="float" office:value="0.481864345302865" calcext:value-type="float">
            <text:p>0.481864345302865</text:p>
          </table:table-cell>
          <table:table-cell office:value-type="float" office:value="0.465897522904649" calcext:value-type="float">
            <text:p>0.4658975229046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39395995928062" calcext:value-type="float">
            <text:p>0.739395995928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0604004071938" calcext:value-type="float">
            <text:p>0.260604004071938</text:p>
          </table:table-cell>
          <table:table-cell office:value-type="float" office:value="0" calcext:value-type="float">
            <text:p>0</text:p>
          </table:table-cell>
          <table:table-cell office:value-type="float" office:value="0.739395995928062" calcext:value-type="float">
            <text:p>0.739395995928062</text:p>
          </table:table-cell>
          <table:table-cell office:value-type="float" office:value="0.6563293434893" calcext:value-type="float">
            <text:p>0.6563293434893</text:p>
          </table:table-cell>
          <table:table-cell office:value-type="float" office:value="0.666779776043434" calcext:value-type="float">
            <text:p>0.666779776043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10892432982694" calcext:value-type="float">
            <text:p>0.710892432982694</text:p>
          </table:table-cell>
          <table:table-cell office:value-type="float" office:value="160" calcext:value-type="float">
            <text:p>160</text:p>
          </table:table-cell>
          <table:table-cell office:value-type="float" office:value="0.289107567017306" calcext:value-type="float">
            <text:p>0.289107567017306</text:p>
          </table:table-cell>
          <table:table-cell office:value-type="float" office:value="0.256189451022605" calcext:value-type="float">
            <text:p>0.25618945102260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72718018323719" calcext:value-type="float">
            <text:p>0.72718018323719</text:p>
          </table:table-cell>
          <table:table-cell office:value-type="float" office:value="0.669024301777294" calcext:value-type="float">
            <text:p>0.669024301777294</text:p>
          </table:table-cell>
          <table:table-cell office:value-type="float" office:value="0.70512385476756" calcext:value-type="float">
            <text:p>0.705123854767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12589073634204" calcext:value-type="float">
            <text:p>0.712589073634204</text:p>
          </table:table-cell>
          <table:table-cell office:value-type="float" office:value="300" calcext:value-type="float">
            <text:p>300</text:p>
          </table:table-cell>
          <table:table-cell office:value-type="float" office:value="0.287410926365796" calcext:value-type="float">
            <text:p>0.287410926365796</text:p>
          </table:table-cell>
          <table:table-cell office:value-type="float" office:value="0.239138647525501" calcext:value-type="float">
            <text:p>0.239138647525501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71360705802511" calcext:value-type="float">
            <text:p>0.71360705802511</text:p>
          </table:table-cell>
          <table:table-cell office:value-type="float" office:value="0.686071817192601" calcext:value-type="float">
            <text:p>0.686071817192601</text:p>
          </table:table-cell>
          <table:table-cell office:value-type="float" office:value="0.69833729216152" calcext:value-type="float">
            <text:p>0.69833729216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792331184255175" calcext:value-type="float">
            <text:p>0.792331184255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668815744825" calcext:value-type="float">
            <text:p>0.207668815744825</text:p>
          </table:table-cell>
          <table:table-cell office:value-type="float" office:value="0" calcext:value-type="float">
            <text:p>0</text:p>
          </table:table-cell>
          <table:table-cell office:value-type="float" office:value="0.792331184255175" calcext:value-type="float">
            <text:p>0.792331184255175</text:p>
          </table:table-cell>
          <table:table-cell office:value-type="float" office:value="0.776931447225245" calcext:value-type="float">
            <text:p>0.776931447225245</text:p>
          </table:table-cell>
          <table:table-cell office:value-type="float" office:value="0.853070919579233" calcext:value-type="float">
            <text:p>0.853070919579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726501526976586" calcext:value-type="float">
            <text:p>0.726501526976586</text:p>
          </table:table-cell>
          <table:table-cell office:value-type="float" office:value="160" calcext:value-type="float">
            <text:p>160</text:p>
          </table:table-cell>
          <table:table-cell office:value-type="float" office:value="0.273498473023414" calcext:value-type="float">
            <text:p>0.273498473023414</text:p>
          </table:table-cell>
          <table:table-cell office:value-type="float" office:value="0.241119483315393" calcext:value-type="float">
            <text:p>0.241119483315393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4923651170682" calcext:value-type="float">
            <text:p>0.74923651170682</text:p>
          </table:table-cell>
          <table:table-cell office:value-type="float" office:value="0.784185709104099" calcext:value-type="float">
            <text:p>0.784185709104099</text:p>
          </table:table-cell>
          <table:table-cell office:value-type="float" office:value="0.850356294536817" calcext:value-type="float">
            <text:p>0.8503562945368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70342721411605" calcext:value-type="float">
            <text:p>0.70342721411605</text:p>
          </table:table-cell>
          <table:table-cell office:value-type="float" office:value="300" calcext:value-type="float">
            <text:p>300</text:p>
          </table:table-cell>
          <table:table-cell office:value-type="float" office:value="0.29657278588395" calcext:value-type="float">
            <text:p>0.29657278588395</text:p>
          </table:table-cell>
          <table:table-cell office:value-type="float" office:value="0.265205893464299" calcext:value-type="float">
            <text:p>0.265205893464299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68815744825246" calcext:value-type="float">
            <text:p>0.68815744825246</text:p>
          </table:table-cell>
          <table:table-cell office:value-type="float" office:value="0.788900979325354" calcext:value-type="float">
            <text:p>0.788900979325354</text:p>
          </table:table-cell>
          <table:table-cell office:value-type="float" office:value="0.839497794367153" calcext:value-type="float">
            <text:p>0.839497794367153</text:p>
          </table:table-cell>
          <table:table-cell table:number-columns-repeated="1013"/>
        </table:table-row>
      </table:table>
      <table:table table:name="Experiment 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# IDed as mislabeled</text:p>
          </table:table-cell>
          <table:table-cell table:style-name="ce1" office:value-type="string" calcext:value-type="string">
            <text:p># correct after clea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.958579881656805" calcext:value-type="float">
            <text:p>0.958579881656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.923076923076923" calcext:value-type="float">
            <text:p>0.923076923076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.857988165680473" calcext:value-type="float">
            <text:p>0.857988165680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.940828402366864" calcext:value-type="float">
            <text:p>0.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.840236686390533" calcext:value-type="float">
            <text:p>0.840236686390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.91715976331361" calcext:value-type="float">
            <text:p>0.91715976331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.855029585798817" calcext:value-type="float">
            <text:p>0.85502958579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.970414201183432" calcext:value-type="float">
            <text:p>0.97041420118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.911242603550296" calcext:value-type="float">
            <text:p>0.911242603550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.85207100591716" calcext:value-type="float">
            <text:p>0.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.896449704142012" calcext:value-type="float">
            <text:p>0.89644970414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.988165680473373" calcext:value-type="float">
            <text:p>0.988165680473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.967455621301775" calcext:value-type="float">
            <text:p>0.967455621301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.869822485207101" calcext:value-type="float">
            <text:p>0.869822485207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79" calcext:value-type="float">
            <text:p>1379</text:p>
          </table:table-cell>
          <table:table-cell table:number-columns-repeated="3" office:value-type="float" office:value="0.904855643044619" calcext:value-type="float">
            <text:p>0.904855643044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0.872703412073491" calcext:value-type="float">
            <text:p>0.87270341207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85" calcext:value-type="float">
            <text:p>1285</text:p>
          </table:table-cell>
          <table:table-cell table:number-columns-repeated="3" office:value-type="float" office:value="0.843175853018373" calcext:value-type="float">
            <text:p>0.843175853018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table:number-columns-repeated="3" office:value-type="float" office:value="0.971784776902887" calcext:value-type="float">
            <text:p>0.97178477690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95" calcext:value-type="float">
            <text:p>1495</text:p>
          </table:table-cell>
          <table:table-cell table:number-columns-repeated="3" office:value-type="float" office:value="0.980971128608924" calcext:value-type="float">
            <text:p>0.980971128608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41" calcext:value-type="float">
            <text:p>1441</text:p>
          </table:table-cell>
          <table:table-cell table:number-columns-repeated="3" office:value-type="float" office:value="0.945538057742782" calcext:value-type="float">
            <text:p>0.945538057742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float" office:value="0.912729658792651" calcext:value-type="float">
            <text:p>0.912729658792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439" calcext:value-type="float">
            <text:p>1439</text:p>
          </table:table-cell>
          <table:table-cell table:number-columns-repeated="3" office:value-type="float" office:value="0.944225721784777" calcext:value-type="float">
            <text:p>0.9442257217847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67" calcext:value-type="float">
            <text:p>1367</text:p>
          </table:table-cell>
          <table:table-cell table:number-columns-repeated="3" office:value-type="float" office:value="0.896981627296588" calcext:value-type="float">
            <text:p>0.89698162729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86" calcext:value-type="float">
            <text:p>1486</text:p>
          </table:table-cell>
          <table:table-cell table:number-columns-repeated="3" office:value-type="float" office:value="0.9750656167979" calcext:value-type="float">
            <text:p>0.97506561679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465" calcext:value-type="float">
            <text:p>1465</text:p>
          </table:table-cell>
          <table:table-cell table:number-columns-repeated="3" office:value-type="float" office:value="0.961286089238845" calcext:value-type="float">
            <text:p>0.961286089238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0.909448818897638" calcext:value-type="float">
            <text:p>0.909448818897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85" calcext:value-type="float">
            <text:p>1485</text:p>
          </table:table-cell>
          <table:table-cell table:number-columns-repeated="3" office:value-type="float" office:value="0.974409448818898" calcext:value-type="float">
            <text:p>0.974409448818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437" calcext:value-type="float">
            <text:p>1437</text:p>
          </table:table-cell>
          <table:table-cell table:number-columns-repeated="3" office:value-type="float" office:value="0.942913385826772" calcext:value-type="float">
            <text:p>0.942913385826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83" calcext:value-type="float">
            <text:p>1483</text:p>
          </table:table-cell>
          <table:table-cell table:number-columns-repeated="3" office:value-type="float" office:value="0.973097112860892" calcext:value-type="float">
            <text:p>0.973097112860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table:number-columns-repeated="3" office:value-type="float" office:value="0.957349081364829" calcext:value-type="float">
            <text:p>0.957349081364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float" office:value="0.906167979002625" calcext:value-type="float">
            <text:p>0.906167979002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88" calcext:value-type="float">
            <text:p>1488</text:p>
          </table:table-cell>
          <table:table-cell table:number-columns-repeated="3" office:value-type="float" office:value="0.976377952755906" calcext:value-type="float">
            <text:p>0.976377952755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8" calcext:value-type="float">
            <text:p>1448</text:p>
          </table:table-cell>
          <table:table-cell table:number-columns-repeated="3" office:value-type="float" office:value="0.9501312335958" calcext:value-type="float">
            <text:p>0.9501312335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float" office:value="0.902230971128609" calcext:value-type="float">
            <text:p>0.902230971128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.900990099009901" calcext:value-type="float">
            <text:p>0.900990099009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.871287128712871" calcext:value-type="float">
            <text:p>0.871287128712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.811881188118812" calcext:value-type="float">
            <text:p>0.81188118811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.97029702970297" calcext:value-type="float">
            <text:p>0.970297029702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.96039603960396" calcext:value-type="float">
            <text:p>0.960396039603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.891089108910891" calcext:value-type="float">
            <text:p>0.891089108910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.930693069306931" calcext:value-type="float">
            <text:p>0.930693069306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99009900990099" calcext:value-type="float">
            <text:p>0.990099009900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2769" calcext:value-type="float">
            <text:p>12769</text:p>
          </table:table-cell>
          <table:table-cell table:number-columns-repeated="3" office:value-type="float" office:value="0.921284271284271" calcext:value-type="float">
            <text:p>0.921284271284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235" calcext:value-type="float">
            <text:p>1235</text:p>
          </table:table-cell>
          <table:table-cell office:value-type="float" office:value="12440" calcext:value-type="float">
            <text:p>12440</text:p>
          </table:table-cell>
          <table:table-cell table:number-columns-repeated="3" office:value-type="float" office:value="0.897546897546897" calcext:value-type="float">
            <text:p>0.897546897546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228" calcext:value-type="float">
            <text:p>1228</text:p>
          </table:table-cell>
          <table:table-cell office:value-type="float" office:value="11804" calcext:value-type="float">
            <text:p>11804</text:p>
          </table:table-cell>
          <table:table-cell table:number-columns-repeated="3" office:value-type="float" office:value="0.851659451659452" calcext:value-type="float">
            <text:p>0.8516594516594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3289" calcext:value-type="float">
            <text:p>13289</text:p>
          </table:table-cell>
          <table:table-cell table:number-columns-repeated="3" office:value-type="float" office:value="0.958802308802309" calcext:value-type="float">
            <text:p>0.9588023088023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82" calcext:value-type="float">
            <text:p>882</text:p>
          </table:table-cell>
          <table:table-cell office:value-type="float" office:value="13030" calcext:value-type="float">
            <text:p>13030</text:p>
          </table:table-cell>
          <table:table-cell table:number-columns-repeated="3" office:value-type="float" office:value="0.94011544011544" calcext:value-type="float">
            <text:p>0.94011544011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84" calcext:value-type="float">
            <text:p>884</text:p>
          </table:table-cell>
          <table:table-cell office:value-type="float" office:value="12342" calcext:value-type="float">
            <text:p>12342</text:p>
          </table:table-cell>
          <table:table-cell table:number-columns-repeated="3" office:value-type="float" office:value="0.89047619047619" calcext:value-type="float">
            <text:p>0.89047619047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3334" calcext:value-type="float">
            <text:p>13334</text:p>
          </table:table-cell>
          <table:table-cell table:number-columns-repeated="3" office:value-type="float" office:value="0.962049062049062" calcext:value-type="float">
            <text:p>0.962049062049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6" calcext:value-type="float">
            <text:p>806</text:p>
          </table:table-cell>
          <table:table-cell office:value-type="float" office:value="12952" calcext:value-type="float">
            <text:p>12952</text:p>
          </table:table-cell>
          <table:table-cell table:number-columns-repeated="3" office:value-type="float" office:value="0.934487734487734" calcext:value-type="float">
            <text:p>0.93448773448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41" calcext:value-type="float">
            <text:p>841</text:p>
          </table:table-cell>
          <table:table-cell office:value-type="float" office:value="12292" calcext:value-type="float">
            <text:p>12292</text:p>
          </table:table-cell>
          <table:table-cell table:number-columns-repeated="3" office:value-type="float" office:value="0.886868686868687" calcext:value-type="float">
            <text:p>0.886868686868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1938" calcext:value-type="float">
            <text:p>11938</text:p>
          </table:table-cell>
          <table:table-cell table:number-columns-repeated="3" office:value-type="float" office:value="0.861327561327561" calcext:value-type="float">
            <text:p>0.861327561327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309" calcext:value-type="float">
            <text:p>1309</text:p>
          </table:table-cell>
          <table:table-cell office:value-type="float" office:value="12276" calcext:value-type="float">
            <text:p>12276</text:p>
          </table:table-cell>
          <table:table-cell table:number-columns-repeated="3" office:value-type="float" office:value="0.885714285714286" calcext:value-type="float">
            <text:p>0.885714285714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107" calcext:value-type="float">
            <text:p>1107</text:p>
          </table:table-cell>
          <table:table-cell office:value-type="float" office:value="12005" calcext:value-type="float">
            <text:p>12005</text:p>
          </table:table-cell>
          <table:table-cell table:number-columns-repeated="3" office:value-type="float" office:value="0.866161616161616" calcext:value-type="float">
            <text:p>0.866161616161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3328" calcext:value-type="float">
            <text:p>13328</text:p>
          </table:table-cell>
          <table:table-cell table:number-columns-repeated="3" office:value-type="float" office:value="0.961616161616162" calcext:value-type="float">
            <text:p>0.961616161616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14" calcext:value-type="float">
            <text:p>814</text:p>
          </table:table-cell>
          <table:table-cell office:value-type="float" office:value="13061" calcext:value-type="float">
            <text:p>13061</text:p>
          </table:table-cell>
          <table:table-cell table:number-columns-repeated="3" office:value-type="float" office:value="0.942352092352092" calcext:value-type="float">
            <text:p>0.942352092352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1" calcext:value-type="float">
            <text:p>871</text:p>
          </table:table-cell>
          <table:table-cell office:value-type="float" office:value="12410" calcext:value-type="float">
            <text:p>12410</text:p>
          </table:table-cell>
          <table:table-cell table:number-columns-repeated="3" office:value-type="float" office:value="0.895382395382395" calcext:value-type="float">
            <text:p>0.8953823953823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3327" calcext:value-type="float">
            <text:p>13327</text:p>
          </table:table-cell>
          <table:table-cell table:number-columns-repeated="3" office:value-type="float" office:value="0.961544011544012" calcext:value-type="float">
            <text:p>0.961544011544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796" calcext:value-type="float">
            <text:p>796</text:p>
          </table:table-cell>
          <table:table-cell office:value-type="float" office:value="12962" calcext:value-type="float">
            <text:p>12962</text:p>
          </table:table-cell>
          <table:table-cell table:number-columns-repeated="3" office:value-type="float" office:value="0.935209235209235" calcext:value-type="float">
            <text:p>0.935209235209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17" calcext:value-type="float">
            <text:p>817</text:p>
          </table:table-cell>
          <table:table-cell office:value-type="float" office:value="12255" calcext:value-type="float">
            <text:p>12255</text:p>
          </table:table-cell>
          <table:table-cell table:number-columns-repeated="3" office:value-type="float" office:value="0.884199134199134" calcext:value-type="float">
            <text:p>0.884199134199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3312" calcext:value-type="float">
            <text:p>13312</text:p>
          </table:table-cell>
          <table:table-cell table:number-columns-repeated="3" office:value-type="float" office:value="0.96046176046176" calcext:value-type="float">
            <text:p>0.96046176046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9" calcext:value-type="float">
            <text:p>809</text:p>
          </table:table-cell>
          <table:table-cell office:value-type="float" office:value="13064" calcext:value-type="float">
            <text:p>13064</text:p>
          </table:table-cell>
          <table:table-cell table:number-columns-repeated="2" office:value-type="float" office:value="0.942568542568543" calcext:value-type="float">
            <text:p>0.942568542568543</text:p>
          </table:table-cell>
          <table:table-cell office:value-type="float" office:value="0.942568542568542" calcext:value-type="float">
            <text:p>0.9425685425685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5" calcext:value-type="float">
            <text:p>875</text:p>
          </table:table-cell>
          <table:table-cell office:value-type="float" office:value="12343" calcext:value-type="float">
            <text:p>12343</text:p>
          </table:table-cell>
          <table:table-cell table:number-columns-repeated="3" office:value-type="float" office:value="0.890548340548341" calcext:value-type="float">
            <text:p>0.890548340548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3296" calcext:value-type="float">
            <text:p>13296</text:p>
          </table:table-cell>
          <table:table-cell table:number-columns-repeated="3" office:value-type="float" office:value="0.959307359307359" calcext:value-type="float">
            <text:p>0.959307359307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092" calcext:value-type="float">
            <text:p>1092</text:p>
          </table:table-cell>
          <table:table-cell office:value-type="float" office:value="13215" calcext:value-type="float">
            <text:p>13215</text:p>
          </table:table-cell>
          <table:table-cell table:number-columns-repeated="3" office:value-type="float" office:value="0.953463203463203" calcext:value-type="float">
            <text:p>0.953463203463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01" calcext:value-type="float">
            <text:p>801</text:p>
          </table:table-cell>
          <table:table-cell office:value-type="float" office:value="12259" calcext:value-type="float">
            <text:p>12259</text:p>
          </table:table-cell>
          <table:table-cell table:number-columns-repeated="3" office:value-type="float" office:value="0.884487734487734" calcext:value-type="float">
            <text:p>0.88448773448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688" calcext:value-type="float">
            <text:p>2688</text:p>
          </table:table-cell>
          <table:table-cell table:number-columns-repeated="3" office:value-type="float" office:value="0.912114014251782" calcext:value-type="float">
            <text:p>0.912114014251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46" calcext:value-type="float">
            <text:p>246</text:p>
          </table:table-cell>
          <table:table-cell office:value-type="float" office:value="2581" calcext:value-type="float">
            <text:p>2581</text:p>
          </table:table-cell>
          <table:table-cell table:number-columns-repeated="3" office:value-type="float" office:value="0.875805904309467" calcext:value-type="float">
            <text:p>0.8758059043094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241" calcext:value-type="float">
            <text:p>241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float" office:value="0.834068544282321" calcext:value-type="float">
            <text:p>0.834068544282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782" calcext:value-type="float">
            <text:p>2782</text:p>
          </table:table-cell>
          <table:table-cell table:number-columns-repeated="3" office:value-type="float" office:value="0.94401085850017" calcext:value-type="float">
            <text:p>0.94401085850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94" calcext:value-type="float">
            <text:p>194</text:p>
          </table:table-cell>
          <table:table-cell office:value-type="float" office:value="2668" calcext:value-type="float">
            <text:p>2668</text:p>
          </table:table-cell>
          <table:table-cell table:number-columns-repeated="3" office:value-type="float" office:value="0.905327451645742" calcext:value-type="float">
            <text:p>0.9053274516457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52" calcext:value-type="float">
            <text:p>152</text:p>
          </table:table-cell>
          <table:table-cell office:value-type="float" office:value="2531" calcext:value-type="float">
            <text:p>2531</text:p>
          </table:table-cell>
          <table:table-cell table:number-columns-repeated="3" office:value-type="float" office:value="0.858839497794367" calcext:value-type="float">
            <text:p>0.858839497794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.833050559891415" calcext:value-type="float">
            <text:p>0.833050559891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348" calcext:value-type="float">
            <text:p>348</text:p>
          </table:table-cell>
          <table:table-cell office:value-type="float" office:value="2514" calcext:value-type="float">
            <text:p>2514</text:p>
          </table:table-cell>
          <table:table-cell table:number-columns-repeated="3" office:value-type="float" office:value="0.853070919579233" calcext:value-type="float">
            <text:p>0.853070919579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349" calcext:value-type="float">
            <text:p>349</text:p>
          </table:table-cell>
          <table:table-cell office:value-type="float" office:value="2363" calcext:value-type="float">
            <text:p>2363</text:p>
          </table:table-cell>
          <table:table-cell table:number-columns-repeated="3" office:value-type="float" office:value="0.801832371903631" calcext:value-type="float">
            <text:p>0.801832371903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766" calcext:value-type="float">
            <text:p>2766</text:p>
          </table:table-cell>
          <table:table-cell table:number-columns-repeated="3" office:value-type="float" office:value="0.938581608415337" calcext:value-type="float">
            <text:p>0.938581608415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2605" calcext:value-type="float">
            <text:p>2605</text:p>
          </table:table-cell>
          <table:table-cell table:number-columns-repeated="3" office:value-type="float" office:value="0.883949779436715" calcext:value-type="float">
            <text:p>0.8839497794367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2498" calcext:value-type="float">
            <text:p>2498</text:p>
          </table:table-cell>
          <table:table-cell table:number-columns-repeated="3" office:value-type="float" office:value="0.847641669494401" calcext:value-type="float">
            <text:p>0.8476416694944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795" calcext:value-type="float">
            <text:p>2795</text:p>
          </table:table-cell>
          <table:table-cell table:number-columns-repeated="3" office:value-type="float" office:value="0.948422124194095" calcext:value-type="float">
            <text:p>0.9484221241940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2704" calcext:value-type="float">
            <text:p>2704</text:p>
          </table:table-cell>
          <table:table-cell table:number-columns-repeated="3" office:value-type="float" office:value="0.917543264336614" calcext:value-type="float">
            <text:p>0.9175432643366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2551" calcext:value-type="float">
            <text:p>2551</text:p>
          </table:table-cell>
          <table:table-cell table:number-columns-repeated="3" office:value-type="float" office:value="0.865626060400407" calcext:value-type="float">
            <text:p>0.865626060400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722" calcext:value-type="float">
            <text:p>2722</text:p>
          </table:table-cell>
          <table:table-cell table:number-columns-repeated="3" office:value-type="float" office:value="0.92365117068205" calcext:value-type="float">
            <text:p>0.923651170682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611" calcext:value-type="float">
            <text:p>2611</text:p>
          </table:table-cell>
          <table:table-cell table:number-columns-repeated="2" office:value-type="float" office:value="0.885985748218527" calcext:value-type="float">
            <text:p>0.885985748218527</text:p>
          </table:table-cell>
          <table:table-cell office:value-type="float" office:value="0.885985748218527" calcext:value-type="float">
            <text:p>0.885985748218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2471" calcext:value-type="float">
            <text:p>2471</text:p>
          </table:table-cell>
          <table:table-cell table:number-columns-repeated="3" office:value-type="float" office:value="0.838479809976247" calcext:value-type="float">
            <text:p>0.8384798099762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781" calcext:value-type="float">
            <text:p>2781</text:p>
          </table:table-cell>
          <table:table-cell table:number-columns-repeated="3" office:value-type="float" office:value="0.943671530369868" calcext:value-type="float">
            <text:p>0.9436715303698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2708" calcext:value-type="float">
            <text:p>2708</text:p>
          </table:table-cell>
          <table:table-cell table:number-columns-repeated="3" office:value-type="float" office:value="0.918900576857821" calcext:value-type="float">
            <text:p>0.9189005768578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2545" calcext:value-type="float">
            <text:p>2545</text:p>
          </table:table-cell>
          <table:table-cell table:number-columns-repeated="3" office:value-type="float" office:value="0.863590091618595" calcext:value-type="float">
            <text:p>0.8635900916185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877" calcext:value-type="float">
            <text:p>2877</text:p>
          </table:table-cell>
          <table:table-cell table:number-columns-repeated="3" office:value-type="float" office:value="0.97624703087886" calcext:value-type="float">
            <text:p>0.97624703087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735" calcext:value-type="float">
            <text:p>2735</text:p>
          </table:table-cell>
          <table:table-cell table:number-columns-repeated="3" office:value-type="float" office:value="0.928062436375976" calcext:value-type="float">
            <text:p>0.928062436375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2572" calcext:value-type="float">
            <text:p>2572</text:p>
          </table:table-cell>
          <table:table-cell table:number-columns-repeated="3" office:value-type="float" office:value="0.872751951136749" calcext:value-type="float">
            <text:p>0.872751951136749</text:p>
          </table:table-cell>
          <table:table-cell table:number-columns-repeated="1014"/>
        </table:table-row>
      </table:table>
      <table:table table:name="Experiment 3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accuracy on clean test</text:p>
          </table:table-cell>
          <table:table-cell table:style-name="ce1" office:value-type="string" calcext:value-type="string">
            <text:p>accuracy on noisy tes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9467455621302" calcext:value-type="float">
            <text:p>0.60946745562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66272189349112" calcext:value-type="float">
            <text:p>0.7662721893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42011834319527" calcext:value-type="float">
            <text:p>0.642011834319527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52662721893491" calcext:value-type="float">
            <text:p>0.452662721893491</text:p>
          </table:table-cell>
          <table:table-cell office:value-type="float" office:value="0.440828402366864" calcext:value-type="float">
            <text:p>0.440828402366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5147928994083" calcext:value-type="float">
            <text:p>0.775147928994083</text:p>
          </table:table-cell>
          <table:table-cell office:value-type="float" office:value="0.668639053254438" calcext:value-type="float">
            <text:p>0.66863905325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2781065088757" calcext:value-type="float">
            <text:p>0.872781065088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3786982248521" calcext:value-type="float">
            <text:p>0.943786982248521</text:p>
          </table:table-cell>
          <table:table-cell office:value-type="float" office:value="0.884615384615385" calcext:value-type="float">
            <text:p>0.884615384615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63905325443787" calcext:value-type="float">
            <text:p>0.863905325443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78698224852071" calcext:value-type="float">
            <text:p>0.878698224852071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2485207100592" calcext:value-type="float">
            <text:p>0.822485207100592</text:p>
          </table:table-cell>
          <table:table-cell office:value-type="float" office:value="0.715976331360947" calcext:value-type="float">
            <text:p>0.715976331360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49112426035503" calcext:value-type="float">
            <text:p>0.49112426035503</text:p>
          </table:table-cell>
          <table:table-cell office:value-type="float" office:value="0.431952662721893" calcext:value-type="float">
            <text:p>0.431952662721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476331360946746" calcext:value-type="float">
            <text:p>0.476331360946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8520710059172" calcext:value-type="float">
            <text:p>0.748520710059172</text:p>
          </table:table-cell>
          <table:table-cell office:value-type="float" office:value="0.642011834319527" calcext:value-type="float">
            <text:p>0.642011834319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0177514792899" calcext:value-type="float">
            <text:p>0.630177514792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62130177514793" calcext:value-type="float">
            <text:p>0.562130177514793</text:p>
          </table:table-cell>
          <table:table-cell office:value-type="float" office:value="0.502958579881657" calcext:value-type="float">
            <text:p>0.502958579881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9171597633136" calcext:value-type="float">
            <text:p>0.559171597633136</text:p>
          </table:table-cell>
          <table:table-cell office:value-type="float" office:value="0.452662721893491" calcext:value-type="float">
            <text:p>0.452662721893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3254437869823" calcext:value-type="float">
            <text:p>0.553254437869823</text:p>
          </table:table-cell>
          <table:table-cell office:value-type="float" office:value="0.446745562130177" calcext:value-type="float">
            <text:p>0.446745562130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0236686390533" calcext:value-type="float">
            <text:p>0.840236686390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90532544378698" calcext:value-type="float">
            <text:p>0.890532544378698</text:p>
          </table:table-cell>
          <table:table-cell office:value-type="float" office:value="0.831360946745562" calcext:value-type="float">
            <text:p>0.831360946745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0118343195266" calcext:value-type="float">
            <text:p>0.920118343195266</text:p>
          </table:table-cell>
          <table:table-cell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18934911242604" calcext:value-type="float">
            <text:p>0.718934911242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18343195266272" calcext:value-type="float">
            <text:p>0.618343195266272</text:p>
          </table:table-cell>
          <table:table-cell office:value-type="float" office:value="0.562130177514793" calcext:value-type="float">
            <text:p>0.562130177514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718934911242604" calcext:value-type="float">
            <text:p>0.718934911242604</text:p>
          </table:table-cell>
          <table:table-cell office:value-type="float" office:value="0.659763313609467" calcext:value-type="float">
            <text:p>0.659763313609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810650887574" calcext:value-type="float">
            <text:p>0.77810650887574</text:p>
          </table:table-cell>
          <table:table-cell office:value-type="float" office:value="0.674556213017751" calcext:value-type="float">
            <text:p>0.674556213017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2603550295858" calcext:value-type="float">
            <text:p>0.742603550295858</text:p>
          </table:table-cell>
          <table:table-cell office:value-type="float" office:value="0.636094674556213" calcext:value-type="float">
            <text:p>0.63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1715976331361" calcext:value-type="float">
            <text:p>0.91715976331361</text:p>
          </table:table-cell>
          <table:table-cell office:value-type="float" office:value="0.857988165680473" calcext:value-type="float">
            <text:p>0.857988165680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0.775147928994083" calcext:value-type="float">
            <text:p>0.775147928994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40236686390533" calcext:value-type="float">
            <text:p>0.840236686390533</text:p>
          </table:table-cell>
          <table:table-cell office:value-type="float" office:value="0.733727810650887" calcext:value-type="float">
            <text:p>0.733727810650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4792899408284" calcext:value-type="float">
            <text:p>0.514792899408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49112426035503" calcext:value-type="float">
            <text:p>0.49112426035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0.505917159763314" calcext:value-type="float">
            <text:p>0.505917159763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73372781065089" calcext:value-type="float">
            <text:p>0.473372781065089</text:p>
          </table:table-cell>
          <table:table-cell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0944881889764" calcext:value-type="float">
            <text:p>0.440944881889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35301837270341" calcext:value-type="float">
            <text:p>0.335301837270341</text:p>
          </table:table-cell>
          <table:table-cell office:value-type="float" office:value="0.280183727034121" calcext:value-type="float">
            <text:p>0.280183727034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0.358923884514436" calcext:value-type="float">
            <text:p>0.358923884514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80577427821522" calcext:value-type="float">
            <text:p>0.380577427821522</text:p>
          </table:table-cell>
          <table:table-cell office:value-type="float" office:value="0.296587926509186" calcext:value-type="float">
            <text:p>0.296587926509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58267716535433" calcext:value-type="float">
            <text:p>0.358267716535433</text:p>
          </table:table-cell>
          <table:table-cell office:value-type="float" office:value="0.295931758530184" calcext:value-type="float">
            <text:p>0.295931758530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010498687664" calcext:value-type="float">
            <text:p>0.66010498687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3359580052493" calcext:value-type="float">
            <text:p>0.623359580052493</text:p>
          </table:table-cell>
          <table:table-cell office:value-type="float" office:value="0.580708661417323" calcext:value-type="float">
            <text:p>0.580708661417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7952755905512" calcext:value-type="float">
            <text:p>0.627952755905512</text:p>
          </table:table-cell>
          <table:table-cell office:value-type="float" office:value="0.583989501312336" calcext:value-type="float">
            <text:p>0.583989501312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20341207349081" calcext:value-type="float">
            <text:p>0.520341207349081</text:p>
          </table:table-cell>
          <table:table-cell office:value-type="float" office:value="0.490813648293963" calcext:value-type="float">
            <text:p>0.490813648293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31233595800525" calcext:value-type="float">
            <text:p>0.631233595800525</text:p>
          </table:table-cell>
          <table:table-cell office:value-type="float" office:value="0.560367454068242" calcext:value-type="float">
            <text:p>0.560367454068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2755905511811" calcext:value-type="float">
            <text:p>0.70275590551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0944881889764" calcext:value-type="float">
            <text:p>0.690944881889764</text:p>
          </table:table-cell>
          <table:table-cell office:value-type="float" office:value="0.646325459317585" calcext:value-type="float">
            <text:p>0.646325459317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4763779527559" calcext:value-type="float">
            <text:p>0.64763779527559</text:p>
          </table:table-cell>
          <table:table-cell office:value-type="float" office:value="0.605643044619423" calcext:value-type="float">
            <text:p>0.605643044619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590551181102362" calcext:value-type="float">
            <text:p>0.59055118110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81102362204724" calcext:value-type="float">
            <text:p>0.681102362204724</text:p>
          </table:table-cell>
          <table:table-cell office:value-type="float" office:value="0.612204724409449" calcext:value-type="float">
            <text:p>0.612204724409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9501312335958" calcext:value-type="float">
            <text:p>0.739501312335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8188976377953" calcext:value-type="float">
            <text:p>0.738188976377953</text:p>
          </table:table-cell>
          <table:table-cell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2283464566929" calcext:value-type="float">
            <text:p>0.732283464566929</text:p>
          </table:table-cell>
          <table:table-cell office:value-type="float" office:value="0.687664041994751" calcext:value-type="float">
            <text:p>0.687664041994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7979002624672" calcext:value-type="float">
            <text:p>0.667979002624672</text:p>
          </table:table-cell>
          <table:table-cell office:value-type="float" office:value="0.606955380577428" calcext:value-type="float">
            <text:p>0.606955380577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72244094488189" calcext:value-type="float">
            <text:p>0.72244094488189</text:p>
          </table:table-cell>
          <table:table-cell office:value-type="float" office:value="0.646981627296588" calcext:value-type="float">
            <text:p>0.646981627296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9317585301837" calcext:value-type="float">
            <text:p>0.709317585301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618766404199475" calcext:value-type="float">
            <text:p>0.618766404199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06692913385827" calcext:value-type="float">
            <text:p>0.706692913385827</text:p>
          </table:table-cell>
          <table:table-cell office:value-type="float" office:value="0.65748031496063" calcext:value-type="float">
            <text:p>0.65748031496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11548556430446" calcext:value-type="float">
            <text:p>0.611548556430446</text:p>
          </table:table-cell>
          <table:table-cell office:value-type="float" office:value="0.540682414698163" calcext:value-type="float">
            <text:p>0.540682414698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75853018372703" calcext:value-type="float">
            <text:p>0.675853018372703</text:p>
          </table:table-cell>
          <table:table-cell office:value-type="float" office:value="0.601049868766404" calcext:value-type="float">
            <text:p>0.601049868766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3280839895013" calcext:value-type="float">
            <text:p>0.503280839895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533464566929134" calcext:value-type="float">
            <text:p>0.533464566929134</text:p>
          </table:table-cell>
          <table:table-cell office:value-type="float" office:value="0.511154855643045" calcext:value-type="float">
            <text:p>0.511154855643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92782152230971" calcext:value-type="float">
            <text:p>0.492782152230971</text:p>
          </table:table-cell>
          <table:table-cell office:value-type="float" office:value="0.469816272965879" calcext:value-type="float">
            <text:p>0.46981627296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476377952755905" calcext:value-type="float">
            <text:p>0.47637795275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0.46259842519685" calcext:value-type="float">
            <text:p>0.46259842519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2913385826772" calcext:value-type="float">
            <text:p>0.692913385826772</text:p>
          </table:table-cell>
          <table:table-cell office:value-type="float" office:value="0.648293963254593" calcext:value-type="float">
            <text:p>0.648293963254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85695538057743" calcext:value-type="float">
            <text:p>0.685695538057743</text:p>
          </table:table-cell>
          <table:table-cell office:value-type="float" office:value="0.644356955380578" calcext:value-type="float">
            <text:p>0.644356955380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38713910761155" calcext:value-type="float">
            <text:p>0.538713910761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09580052493438" calcext:value-type="float">
            <text:p>0.609580052493438</text:p>
          </table:table-cell>
          <table:table-cell office:value-type="float" office:value="0.561023622047244" calcext:value-type="float">
            <text:p>0.561023622047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761154855643" calcext:value-type="float">
            <text:p>0.35761154855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53674540682415" calcext:value-type="float">
            <text:p>0.353674540682415</text:p>
          </table:table-cell>
          <table:table-cell office:value-type="float" office:value="0.321522309711286" calcext:value-type="float">
            <text:p>0.32152230971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6745406824147" calcext:value-type="float">
            <text:p>0.36745406824147</text:p>
          </table:table-cell>
          <table:table-cell office:value-type="float" office:value="0.335301837270341" calcext:value-type="float">
            <text:p>0.33530183727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270341207349081" calcext:value-type="float">
            <text:p>0.270341207349081</text:p>
          </table:table-cell>
          <table:table-cell office:value-type="float" office:value="0.255905511811024" calcext:value-type="float">
            <text:p>0.25590551181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31364829396325" calcext:value-type="float">
            <text:p>0.331364829396325</text:p>
          </table:table-cell>
          <table:table-cell office:value-type="float" office:value="0.299212598425197" calcext:value-type="float">
            <text:p>0.299212598425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1584158415841" calcext:value-type="float">
            <text:p>0.841584158415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732673267326733" calcext:value-type="float">
            <text:p>0.732673267326733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445544554455446" calcext:value-type="float">
            <text:p>0.445544554455446</text:p>
          </table:table-cell>
          <table:table-cell office:value-type="float" office:value="0.524752475247525" calcext:value-type="float">
            <text:p>0.524752475247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0.613861386138614" calcext:value-type="float">
            <text:p>0.613861386138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85148514851" calcext:value-type="float">
            <text:p>0.851485148514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52475247524752" calcext:value-type="float">
            <text:p>0.752475247524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831683168316832" calcext:value-type="float">
            <text:p>0.831683168316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71287128712871" calcext:value-type="float">
            <text:p>0.871287128712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015873015873" calcext:value-type="float">
            <text:p>0.123015873015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242784992784993" calcext:value-type="float">
            <text:p>0.242784992784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6767676767677" calcext:value-type="float">
            <text:p>0.226767676767677</text:p>
          </table:table-cell>
          <table:table-cell office:value-type="float" office:value="0.207720057720058" calcext:value-type="float">
            <text:p>0.207720057720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25541125541126" calcext:value-type="float">
            <text:p>0.225541125541126</text:p>
          </table:table-cell>
          <table:table-cell office:value-type="float" office:value="0.23968253968254" calcext:value-type="float">
            <text:p>0.23968253968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66594516594517" calcext:value-type="float">
            <text:p>0.266594516594517</text:p>
          </table:table-cell>
          <table:table-cell office:value-type="float" office:value="0.257792207792208" calcext:value-type="float">
            <text:p>0.257792207792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4112554112554" calcext:value-type="float">
            <text:p>0.204112554112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662337662338" calcext:value-type="float">
            <text:p>0.187662337662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053391053391" calcext:value-type="float">
            <text:p>0.191053391053391</text:p>
          </table:table-cell>
          <table:table-cell office:value-type="float" office:value="0.184848484848485" calcext:value-type="float">
            <text:p>0.184848484848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542568542569" calcext:value-type="float">
            <text:p>0.168542568542569</text:p>
          </table:table-cell>
          <table:table-cell office:value-type="float" office:value="0.15959595959596" calcext:value-type="float">
            <text:p>0.15959595959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806637806638" calcext:value-type="float">
            <text:p>0.187806637806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95670995671" calcext:value-type="float">
            <text:p>0.1995670995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49278499278499" calcext:value-type="float">
            <text:p>0.149278499278499</text:p>
          </table:table-cell>
          <table:table-cell office:value-type="float" office:value="0.145815295815296" calcext:value-type="float">
            <text:p>0.145815295815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18831168831169" calcext:value-type="float">
            <text:p>0.118831168831169</text:p>
          </table:table-cell>
          <table:table-cell office:value-type="float" office:value="0.115367965367965" calcext:value-type="float">
            <text:p>0.115367965367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18686868686869" calcext:value-type="float">
            <text:p>0.118686868686869</text:p>
          </table:table-cell>
          <table:table-cell office:value-type="float" office:value="0.113059163059163" calcext:value-type="float">
            <text:p>0.113059163059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2121212121212" calcext:value-type="float">
            <text:p>0.162121212121212</text:p>
          </table:table-cell>
          <table:table-cell office:value-type="float" office:value="0.157287157287157" calcext:value-type="float">
            <text:p>0.157287157287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7027417027417" calcext:value-type="float">
            <text:p>0.31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305050505050505" calcext:value-type="float">
            <text:p>0.305050505050505</text:p>
          </table:table-cell>
          <table:table-cell office:value-type="float" office:value="0.293506493506493" calcext:value-type="float">
            <text:p>0.293506493506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92857142857143" calcext:value-type="float">
            <text:p>0.292857142857143</text:p>
          </table:table-cell>
          <table:table-cell office:value-type="float" office:value="0.281024531024531" calcext:value-type="float">
            <text:p>0.281024531024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07359307359307" calcext:value-type="float">
            <text:p>0.307359307359307</text:p>
          </table:table-cell>
          <table:table-cell office:value-type="float" office:value="0.284343434343434" calcext:value-type="float">
            <text:p>0.284343434343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17604617604618" calcext:value-type="float">
            <text:p>0.317604617604618</text:p>
          </table:table-cell>
          <table:table-cell office:value-type="float" office:value="0.288095238095238" calcext:value-type="float">
            <text:p>0.288095238095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3751803751804" calcext:value-type="float">
            <text:p>0.15375180375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64213564213564" calcext:value-type="float">
            <text:p>0.164213564213564</text:p>
          </table:table-cell>
          <table:table-cell office:value-type="float" office:value="0.161760461760462" calcext:value-type="float">
            <text:p>0.161760461760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0.184632034632035" calcext:value-type="float">
            <text:p>0.184632034632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9336219336219" calcext:value-type="float">
            <text:p>0.169336219336219</text:p>
          </table:table-cell>
          <table:table-cell office:value-type="float" office:value="0.178787878787879" calcext:value-type="float">
            <text:p>0.178787878787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253968253968" calcext:value-type="float">
            <text:p>0.168253968253968</text:p>
          </table:table-cell>
          <table:table-cell office:value-type="float" office:value="0.171284271284271" calcext:value-type="float">
            <text:p>0.171284271284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070707070707" calcext:value-type="float">
            <text:p>0.157070707070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76046176046176" calcext:value-type="float">
            <text:p>0.176046176046176</text:p>
          </table:table-cell>
          <table:table-cell office:value-type="float" office:value="0.16976911976912" calcext:value-type="float">
            <text:p>0.16976911976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0.153174603174603" calcext:value-type="float">
            <text:p>0.153174603174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48340548340548" calcext:value-type="float">
            <text:p>0.148340548340548</text:p>
          </table:table-cell>
          <table:table-cell office:value-type="float" office:value="0.1504329004329" calcext:value-type="float">
            <text:p>0.1504329004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59018759018759" calcext:value-type="float">
            <text:p>0.159018759018759</text:p>
          </table:table-cell>
          <table:table-cell office:value-type="float" office:value="0.152886002886003" calcext:value-type="float">
            <text:p>0.152886002886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4790764790765" calcext:value-type="float">
            <text:p>0.214790764790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6608946608947" calcext:value-type="float">
            <text:p>0.196608946608947</text:p>
          </table:table-cell>
          <table:table-cell office:value-type="float" office:value="0.18961038961039" calcext:value-type="float">
            <text:p>0.18961038961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1139971139971" calcext:value-type="float">
            <text:p>0.221139971139971</text:p>
          </table:table-cell>
          <table:table-cell office:value-type="float" office:value="0.213419913419913" calcext:value-type="float">
            <text:p>0.213419913419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00793650793651" calcext:value-type="float">
            <text:p>0.200793650793651</text:p>
          </table:table-cell>
          <table:table-cell office:value-type="float" office:value="0.200649350649351" calcext:value-type="float">
            <text:p>0.200649350649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2395382395382" calcext:value-type="float">
            <text:p>0.182395382395382</text:p>
          </table:table-cell>
          <table:table-cell office:value-type="float" office:value="0.185137085137085" calcext:value-type="float">
            <text:p>0.185137085137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8773448773449" calcext:value-type="float">
            <text:p>0.198773448773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978354978355" calcext:value-type="float">
            <text:p>0.19978354978355</text:p>
          </table:table-cell>
          <table:table-cell office:value-type="float" office:value="0.180735930735931" calcext:value-type="float">
            <text:p>0.180735930735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630591630592" calcext:value-type="float">
            <text:p>0.191630591630592</text:p>
          </table:table-cell>
          <table:table-cell office:value-type="float" office:value="0.170851370851371" calcext:value-type="float">
            <text:p>0.170851370851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5786435786436" calcext:value-type="float">
            <text:p>0.185786435786436</text:p>
          </table:table-cell>
          <table:table-cell office:value-type="float" office:value="0.167027417027417" calcext:value-type="float">
            <text:p>0.16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7258297258297" calcext:value-type="float">
            <text:p>0.197258297258297</text:p>
          </table:table-cell>
          <table:table-cell office:value-type="float" office:value="0.170634920634921" calcext:value-type="float">
            <text:p>0.170634920634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5619273837801" calcext:value-type="float">
            <text:p>0.525619273837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543603664743807" calcext:value-type="float">
            <text:p>0.543603664743807</text:p>
          </table:table-cell>
          <table:table-cell office:value-type="float" office:value="0.536817102137767" calcext:value-type="float">
            <text:p>0.536817102137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541567695961995" calcext:value-type="float">
            <text:p>0.541567695961995</text:p>
          </table:table-cell>
          <table:table-cell office:value-type="float" office:value="0.532405836443841" calcext:value-type="float">
            <text:p>0.532405836443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451985069562267" calcext:value-type="float">
            <text:p>0.451985069562267</text:p>
          </table:table-cell>
          <table:table-cell office:value-type="float" office:value="0.474041398031897" calcext:value-type="float">
            <text:p>0.474041398031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512385476756023" calcext:value-type="float">
            <text:p>0.512385476756023</text:p>
          </table:table-cell>
          <table:table-cell office:value-type="float" office:value="0.512046148625721" calcext:value-type="float">
            <text:p>0.512046148625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4265354597896" calcext:value-type="float">
            <text:p>0.6942653545978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1021377672209" calcext:value-type="float">
            <text:p>0.71021377672209</text:p>
          </table:table-cell>
          <table:table-cell office:value-type="float" office:value="0.702409229725144" calcext:value-type="float">
            <text:p>0.702409229725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27519511367492" calcext:value-type="float">
            <text:p>0.727519511367492</text:p>
          </table:table-cell>
          <table:table-cell office:value-type="float" office:value="0.709535120461486" calcext:value-type="float">
            <text:p>0.709535120461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4424838819138" calcext:value-type="float">
            <text:p>0.684424838819138</text:p>
          </table:table-cell>
          <table:table-cell office:value-type="float" office:value="0.69155072955548" calcext:value-type="float">
            <text:p>0.69155072955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7139463861554" calcext:value-type="float">
            <text:p>0.687139463861554</text:p>
          </table:table-cell>
          <table:table-cell office:value-type="float" office:value="0.683746182558534" calcext:value-type="float">
            <text:p>0.683746182558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880895826264" calcext:value-type="float">
            <text:p>0.32880895826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.292500848320326" calcext:value-type="float">
            <text:p>0.292500848320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.34916864608076" calcext:value-type="float">
            <text:p>0.34916864608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307431286053614" calcext:value-type="float">
            <text:p>0.307431286053614</text:p>
          </table:table-cell>
          <table:table-cell office:value-type="float" office:value="0.308788598574822" calcext:value-type="float">
            <text:p>0.308788598574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.281981676280964" calcext:value-type="float">
            <text:p>0.281981676280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5602307431286" calcext:value-type="float">
            <text:p>0.67560230743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64743807261622" calcext:value-type="float">
            <text:p>0.664743807261622</text:p>
          </table:table-cell>
          <table:table-cell office:value-type="float" office:value="0.654903291482864" calcext:value-type="float">
            <text:p>0.654903291482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58635900916186" calcext:value-type="float">
            <text:p>0.658635900916186</text:p>
          </table:table-cell>
          <table:table-cell office:value-type="float" office:value="0.642687478791992" calcext:value-type="float">
            <text:p>0.642687478791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70851713607058" calcext:value-type="float">
            <text:p>0.670851713607058</text:p>
          </table:table-cell>
          <table:table-cell office:value-type="float" office:value="0.675262979300984" calcext:value-type="float">
            <text:p>0.675262979300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65761791652528" calcext:value-type="float">
            <text:p>0.665761791652528</text:p>
          </table:table-cell>
          <table:table-cell office:value-type="float" office:value="0.659653885307092" calcext:value-type="float">
            <text:p>0.6596538853070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7899558873431" calcext:value-type="float">
            <text:p>0.767899558873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4414658975229" calcext:value-type="float">
            <text:p>0.74414658975229</text:p>
          </table:table-cell>
          <table:table-cell office:value-type="float" office:value="0.732948761452324" calcext:value-type="float">
            <text:p>0.732948761452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66542246352223" calcext:value-type="float">
            <text:p>0.766542246352223</text:p>
          </table:table-cell>
          <table:table-cell office:value-type="float" office:value="0.747200542925008" calcext:value-type="float">
            <text:p>0.747200542925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2378690193417" calcext:value-type="float">
            <text:p>0.72378690193417</text:p>
          </table:table-cell>
          <table:table-cell office:value-type="float" office:value="0.710892432982694" calcext:value-type="float">
            <text:p>0.710892432982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12249745503902" calcext:value-type="float">
            <text:p>0.712249745503902</text:p>
          </table:table-cell>
          <table:table-cell office:value-type="float" office:value="0.713267729894808" calcext:value-type="float">
            <text:p>0.713267729894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037665422464" calcext:value-type="float">
            <text:p>0.587037665422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31489650492026" calcext:value-type="float">
            <text:p>0.631489650492026</text:p>
          </table:table-cell>
          <table:table-cell office:value-type="float" office:value="0.624024431625382" calcext:value-type="float">
            <text:p>0.624024431625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0162877502545" calcext:value-type="float">
            <text:p>0.60162877502545</text:p>
          </table:table-cell>
          <table:table-cell office:value-type="float" office:value="0.593484899898202" calcext:value-type="float">
            <text:p>0.593484899898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595181540549712" calcext:value-type="float">
            <text:p>0.595181540549712</text:p>
          </table:table-cell>
          <table:table-cell office:value-type="float" office:value="0.5931455717679" calcext:value-type="float">
            <text:p>0.5931455717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02646759416356" calcext:value-type="float">
            <text:p>0.602646759416356</text:p>
          </table:table-cell>
          <table:table-cell office:value-type="float" office:value="0.599253478113336" calcext:value-type="float">
            <text:p>0.599253478113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7380386834068" calcext:value-type="float">
            <text:p>0.75738038683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04784526637258" calcext:value-type="float">
            <text:p>0.704784526637258</text:p>
          </table:table-cell>
          <table:table-cell office:value-type="float" office:value="0.695961995249406" calcext:value-type="float">
            <text:p>0.695961995249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27519511367492" calcext:value-type="float">
            <text:p>0.727519511367492</text:p>
          </table:table-cell>
          <table:table-cell office:value-type="float" office:value="0.71869697997964" calcext:value-type="float">
            <text:p>0.71869697997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306752629793" calcext:value-type="float">
            <text:p>0.68306752629793</text:p>
          </table:table-cell>
          <table:table-cell office:value-type="float" office:value="0.703766542246352" calcext:value-type="float">
            <text:p>0.703766542246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0173057346454" calcext:value-type="float">
            <text:p>0.70173057346454</text:p>
          </table:table-cell>
          <table:table-cell office:value-type="float" office:value="0.69324737020699" calcext:value-type="float">
            <text:p>0.69324737020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7081778079403" calcext:value-type="float">
            <text:p>0.797081778079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87241262300645" calcext:value-type="float">
            <text:p>0.787241262300645</text:p>
          </table:table-cell>
          <table:table-cell office:value-type="float" office:value="0.760095011876485" calcext:value-type="float">
            <text:p>0.760095011876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94367153036987" calcext:value-type="float">
            <text:p>0.794367153036987</text:p>
          </table:table-cell>
          <table:table-cell office:value-type="float" office:value="0.764845605700713" calcext:value-type="float">
            <text:p>0.764845605700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13267729894808" calcext:value-type="float">
            <text:p>0.713267729894808</text:p>
          </table:table-cell>
          <table:table-cell office:value-type="float" office:value="0.75432643366135" calcext:value-type="float">
            <text:p>0.75432643366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65863590091618" calcext:value-type="float">
            <text:p>0.765863590091618</text:p>
          </table:table-cell>
          <table:table-cell office:value-type="float" office:value="0.745843230403801" calcext:value-type="float">
            <text:p>0.745843230403801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 1 Summary" table:style-name="ta1">
        <table:table-column table:style-name="co1" table:number-columns-repeated="5" table:default-cell-style-name="Default"/>
        <table:table-column table:style-name="co1" table:number-columns-repeated="3" table:default-cell-style-name="ce6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Cluster @ 0</text:p>
          </table:table-cell>
          <table:table-cell office:value-type="string" calcext:value-type="string">
            <text:p>Cluster @ 5</text:p>
          </table:table-cell>
          <table:table-cell office:value-type="string" calcext:value-type="string">
            <text:p>Cluster @ 1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traditional</text:p>
          </table:table-cell>
          <table:table-cell table:style-name="ce5" table:formula="of:=AVERAGE([$'Experiment 1'.J2];[$'Experiment 1'.J26];[$'Experiment 1'.J50];[$'Experiment 1'.J74]; [$'Experiment 1'.J98])" office:value-type="float" office:value="0.540394759687128" calcext:value-type="float">
            <text:p>0.540394759687128</text:p>
          </table:table-cell>
          <table:table-cell table:formula="of:=AVERAGE([$'Experiment 1'.J3];[$'Experiment 1'.J27];[$'Experiment 1'.J51];[$'Experiment 1'.J75]; [$'Experiment 1'.J99])" office:value-type="float" office:value="0.540394759687128" calcext:value-type="float">
            <text:p>0.540394759687128</text:p>
          </table:table-cell>
          <table:table-cell table:formula="of:=AVERAGE([$'Experiment 1'.J2];[$'Experiment 1'.J26];[$'Experiment 1'.J50];[$'Experiment 1'.J74]; [$'Experiment 1'.J98])" office:value-type="float" office:value="0.540394759687128" calcext:value-type="float">
            <text:p>0.540394759687128</text:p>
          </table:table-cell>
          <table:table-cell/>
          <table:table-cell table:formula="of:=[.B2]" office:value-type="float" office:value="0.540394759687128" calcext:value-type="float">
            <text:p>0.540</text:p>
          </table:table-cell>
          <table:table-cell table:formula="of:=[.C2]" office:value-type="float" office:value="0.540394759687128" calcext:value-type="float">
            <text:p>0.540</text:p>
          </table:table-cell>
          <table:table-cell table:formula="of:=[.D2]" office:value-type="float" office:value="0.540394759687128" calcext:value-type="float">
            <text:p>0.540</text:p>
          </table:table-cell>
        </table:table-row>
        <table:table-row table:style-name="ro1">
          <table:table-cell office:value-type="string" calcext:value-type="string">
            <text:p>simclr_c</text:p>
          </table:table-cell>
          <table:table-cell table:formula="of:=AVERAGE([$'Experiment 1'.J5];[$'Experiment 1'.J29];[$'Experiment 1'.J53];[$'Experiment 1'.J77]; [$'Experiment 1'.J101])" office:value-type="float" office:value="0.840892832230176" calcext:value-type="float">
            <text:p>0.840892832230176</text:p>
          </table:table-cell>
          <table:table-cell table:formula="of:=AVERAGE([$'Experiment 1'.J6];[$'Experiment 1'.J30];[$'Experiment 1'.J54];[$'Experiment 1'.J78]; [$'Experiment 1'.J102])" office:value-type="float" office:value="0.860410460534444" calcext:value-type="float">
            <text:p>0.860410460534444</text:p>
          </table:table-cell>
          <table:table-cell table:formula="of:=AVERAGE([$'Experiment 1'.J7];[$'Experiment 1'.J31];[$'Experiment 1'.J55];[$'Experiment 1'.J79]; [$'Experiment 1'.J103])" office:value-type="float" office:value="0.860711322945842" calcext:value-type="float">
            <text:p>0.860711322945842</text:p>
          </table:table-cell>
          <table:table-cell/>
          <table:table-cell table:formula="of:=[.B3]" office:value-type="float" office:value="0.840892832230176" calcext:value-type="float">
            <text:p>0.841</text:p>
          </table:table-cell>
          <table:table-cell table:formula="of:=[.C3]" office:value-type="float" office:value="0.860410460534444" calcext:value-type="float">
            <text:p>0.860</text:p>
          </table:table-cell>
          <table:table-cell table:formula="of:=[.D3]" office:value-type="float" office:value="0.860711322945842" calcext:value-type="float">
            <text:p>0.861</text:p>
          </table:table-cell>
        </table:table-row>
        <table:table-row table:style-name="ro1">
          <table:table-cell office:value-type="string" calcext:value-type="string">
            <text:p>simclr_t</text:p>
          </table:table-cell>
          <table:table-cell table:style-name="ce5" table:formula="of:=AVERAGE([$'Experiment 1'.J8];[$'Experiment 1'.J32];[$'Experiment 1'.J56];[$'Experiment 1'.J80]; [$'Experiment 1'.J104])" office:value-type="float" office:value="0.824459879898056" calcext:value-type="float">
            <text:p>0.824459879898056</text:p>
          </table:table-cell>
          <table:table-cell table:formula="of:=AVERAGE([$'Experiment 1'.J9];[$'Experiment 1'.J33];[$'Experiment 1'.J57];[$'Experiment 1'.J81]; [$'Experiment 1'.J105])" office:value-type="float" office:value="0.823864565840285" calcext:value-type="float">
            <text:p>0.823864565840285</text:p>
          </table:table-cell>
          <table:table-cell table:formula="of:=AVERAGE([$'Experiment 1'.J10];[$'Experiment 1'.J34];[$'Experiment 1'.J58];[$'Experiment 1'.J82]; [$'Experiment 1'.J106])" office:value-type="float" office:value="0.80596058691643" calcext:value-type="float">
            <text:p>0.80596058691643</text:p>
          </table:table-cell>
          <table:table-cell/>
          <table:table-cell table:formula="of:=[.B4]" office:value-type="float" office:value="0.824459879898056" calcext:value-type="float">
            <text:p>0.824</text:p>
          </table:table-cell>
          <table:table-cell table:formula="of:=[.C4]" office:value-type="float" office:value="0.823864565840285" calcext:value-type="float">
            <text:p>0.824</text:p>
          </table:table-cell>
          <table:table-cell table:formula="of:=[.D4]" office:value-type="float" office:value="0.80596058691643" calcext:value-type="float">
            <text:p>0.806</text:p>
          </table:table-cell>
        </table:table-row>
        <table:table-row table:style-name="ro1">
          <table:table-cell office:value-type="string" calcext:value-type="string">
            <text:p>simclr_r</text:p>
          </table:table-cell>
          <table:table-cell table:formula="of:=AVERAGE([$'Experiment 1'.J11];[$'Experiment 1'.J35];[$'Experiment 1'.J59];[$'Experiment 1'.J83]; [$'Experiment 1'.J107])" office:value-type="float" office:value="0.646993127605505" calcext:value-type="float">
            <text:p>0.646993127605505</text:p>
          </table:table-cell>
          <table:table-cell table:formula="of:=AVERAGE([$'Experiment 1'.J12];[$'Experiment 1'.J36];[$'Experiment 1'.J60];[$'Experiment 1'.J84]; [$'Experiment 1'.J108])" office:value-type="float" office:value="0.644523378359611" calcext:value-type="float">
            <text:p>0.644523378359611</text:p>
          </table:table-cell>
          <table:table-cell table:formula="of:=AVERAGE([$'Experiment 1'.J13];[$'Experiment 1'.J37];[$'Experiment 1'.J61];[$'Experiment 1'.J85]; [$'Experiment 1'.J109])" office:value-type="float" office:value="0.716037804507469" calcext:value-type="float">
            <text:p>0.716037804507469</text:p>
          </table:table-cell>
          <table:table-cell/>
          <table:table-cell table:formula="of:=[.B5]" office:value-type="float" office:value="0.646993127605505" calcext:value-type="float">
            <text:p>0.647</text:p>
          </table:table-cell>
          <table:table-cell table:formula="of:=[.C5]" office:value-type="float" office:value="0.644523378359611" calcext:value-type="float">
            <text:p>0.645</text:p>
          </table:table-cell>
          <table:table-cell table:formula="of:=[.D5]" office:value-type="float" office:value="0.716037804507469" calcext:value-type="float">
            <text:p>0.716</text:p>
          </table:table-cell>
        </table:table-row>
        <table:table-row table:style-name="ro1">
          <table:table-cell office:value-type="string" calcext:value-type="string">
            <text:p>nnclr_c</text:p>
          </table:table-cell>
          <table:table-cell table:style-name="ce5" table:formula="of:=AVERAGE([$'Experiment 1'.J14];[$'Experiment 1'.J38];[$'Experiment 1'.J62];[$'Experiment 1'.J86]; [$'Experiment 1'.J110])" office:value-type="float" office:value="0.875360848103747" calcext:value-type="float">
            <text:p>0.875360848103747</text:p>
          </table:table-cell>
          <table:table-cell table:formula="of:=AVERAGE([$'Experiment 1'.J15];[$'Experiment 1'.J39];[$'Experiment 1'.J63];[$'Experiment 1'.J87]; [$'Experiment 1'.J111])" office:value-type="float" office:value="0.87517506611872" calcext:value-type="float">
            <text:p>0.87517506611872</text:p>
          </table:table-cell>
          <table:table-cell table:formula="of:=AVERAGE([$'Experiment 1'.J16];[$'Experiment 1'.J40];[$'Experiment 1'.J64];[$'Experiment 1'.J88]; [$'Experiment 1'.J112])" office:value-type="float" office:value="0.87755823181758" calcext:value-type="float">
            <text:p>0.87755823181758</text:p>
          </table:table-cell>
          <table:table-cell/>
          <table:table-cell table:formula="of:=[.B6]" office:value-type="float" office:value="0.875360848103747" calcext:value-type="float">
            <text:p>0.875</text:p>
          </table:table-cell>
          <table:table-cell table:formula="of:=[.C6]" office:value-type="float" office:value="0.87517506611872" calcext:value-type="float">
            <text:p>0.875</text:p>
          </table:table-cell>
          <table:table-cell table:formula="of:=[.D6]" office:value-type="float" office:value="0.87755823181758" calcext:value-type="float">
            <text:p>0.878</text:p>
          </table:table-cell>
        </table:table-row>
        <table:table-row table:style-name="ro1">
          <table:table-cell office:value-type="string" calcext:value-type="string">
            <text:p>nnclr_t</text:p>
          </table:table-cell>
          <table:table-cell table:formula="of:=AVERAGE([$'Experiment 1'.J17];[$'Experiment 1'.J41];[$'Experiment 1'.J65];[$'Experiment 1'.J89]; [$'Experiment 1'.J113])" office:value-type="float" office:value="0.791212347907575" calcext:value-type="float">
            <text:p>0.791212347907575</text:p>
          </table:table-cell>
          <table:table-cell table:formula="of:=AVERAGE([$'Experiment 1'.J18];[$'Experiment 1'.J42];[$'Experiment 1'.J66];[$'Experiment 1'.J90]; [$'Experiment 1'.J114])" office:value-type="float" office:value="0.774295522187759" calcext:value-type="float">
            <text:p>0.774295522187759</text:p>
          </table:table-cell>
          <table:table-cell table:formula="of:=AVERAGE([$'Experiment 1'.J19];[$'Experiment 1'.J43];[$'Experiment 1'.J67];[$'Experiment 1'.J91]; [$'Experiment 1'.J115])" office:value-type="float" office:value="0.781114960841666" calcext:value-type="float">
            <text:p>0.781114960841666</text:p>
          </table:table-cell>
          <table:table-cell/>
          <table:table-cell table:formula="of:=[.B7]" office:value-type="float" office:value="0.791212347907575" calcext:value-type="float">
            <text:p>0.791</text:p>
          </table:table-cell>
          <table:table-cell table:formula="of:=[.C7]" office:value-type="float" office:value="0.774295522187759" calcext:value-type="float">
            <text:p>0.774</text:p>
          </table:table-cell>
          <table:table-cell table:formula="of:=[.D7]" office:value-type="float" office:value="0.781114960841666" calcext:value-type="float">
            <text:p>0.781</text:p>
          </table:table-cell>
        </table:table-row>
        <table:table-row table:style-name="ro1">
          <table:table-cell office:value-type="string" calcext:value-type="string">
            <text:p>nnclr_r</text:p>
          </table:table-cell>
          <table:table-cell table:style-name="ce5" table:formula="of:=AVERAGE([$'Experiment 1'.J20];[$'Experiment 1'.J44];[$'Experiment 1'.J68];[$'Experiment 1'.J92]; [$'Experiment 1'.J116])" office:value-type="float" office:value="0.873154590925039" calcext:value-type="float">
            <text:p>0.873154590925039</text:p>
          </table:table-cell>
          <table:table-cell table:formula="of:=AVERAGE([$'Experiment 1'.J21];[$'Experiment 1'.J45];[$'Experiment 1'.J69];[$'Experiment 1'.J93]; [$'Experiment 1'.J117])" office:value-type="float" office:value="0.868416328350148" calcext:value-type="float">
            <text:p>0.868416328350148</text:p>
          </table:table-cell>
          <table:table-cell table:formula="of:=AVERAGE([$'Experiment 1'.J22];[$'Experiment 1'.J46];[$'Experiment 1'.J70];[$'Experiment 1'.J94]; [$'Experiment 1'.J118])" office:value-type="float" office:value="0.883012461559499" calcext:value-type="float">
            <text:p>0.883012461559499</text:p>
          </table:table-cell>
          <table:table-cell/>
          <table:table-cell table:formula="of:=[.B8]" office:value-type="float" office:value="0.873154590925039" calcext:value-type="float">
            <text:p>0.873</text:p>
          </table:table-cell>
          <table:table-cell table:formula="of:=[.C8]" office:value-type="float" office:value="0.868416328350148" calcext:value-type="float">
            <text:p>0.868</text:p>
          </table:table-cell>
          <table:table-cell table:formula="of:=[.D8]" office:value-type="float" office:value="0.883012461559499" calcext:value-type="float">
            <text:p>0.883</text:p>
          </table:table-cell>
        </table:table-row>
        <table:table-row table:style-name="ro1">
          <table:table-cell office:value-type="string" calcext:value-type="string">
            <text:p>sup cnn</text:p>
          </table:table-cell>
          <table:table-cell table:formula="of:=AVERAGE([$'Experiment 1'.J23];[$'Experiment 1'.J47];[$'Experiment 1'.J71];[$'Experiment 1'.J95]; [$'Experiment 1'.J119])" office:value-type="float" office:value="0.815905873899116" calcext:value-type="float">
            <text:p>0.815905873899116</text:p>
          </table:table-cell>
          <table:table-cell table:formula="of:=AVERAGE([$'Experiment 1'.J24];[$'Experiment 1'.J48];[$'Experiment 1'.J72];[$'Experiment 1'.J96]; [$'Experiment 1'.J120])" office:value-type="float" office:value="0.809575560126659" calcext:value-type="float">
            <text:p>0.809575560126659</text:p>
          </table:table-cell>
          <table:table-cell table:formula="of:=AVERAGE([$'Experiment 1'.J25];[$'Experiment 1'.J49];[$'Experiment 1'.J73];[$'Experiment 1'.J97]; [$'Experiment 1'.J121])" office:value-type="float" office:value="0.816538863733566" calcext:value-type="float">
            <text:p>0.816538863733566</text:p>
          </table:table-cell>
          <table:table-cell/>
          <table:table-cell table:formula="of:=[.B9]" office:value-type="float" office:value="0.815905873899116" calcext:value-type="float">
            <text:p>0.816</text:p>
          </table:table-cell>
          <table:table-cell table:formula="of:=[.C9]" office:value-type="float" office:value="0.809575560126659" calcext:value-type="float">
            <text:p>0.810</text:p>
          </table:table-cell>
          <table:table-cell table:formula="of:=[.D9]" office:value-type="float" office:value="0.816538863733566" calcext:value-type="float">
            <text:p>0.817</text:p>
          </table:table-cell>
        </table:table-row>
      </table:table>
      <table:table table:name="Experiment 3 Summary" table:style-name="ta1">
        <table:table-column table:style-name="co1" table:number-columns-repeated="5" table:default-cell-style-name="Default"/>
        <table:table-column table:style-name="co1" table:number-columns-repeated="3" table:default-cell-style-name="ce6"/>
        <table:table-row table:style-name="ro1">
          <table:table-cell office:value-type="string" calcext:value-type="string">
            <text:p>Features</text:p>
          </table:table-cell>
          <table:table-cell table:style-name="ce7" office:value-type="string" calcext:value-type="string">
            <text:p>Clean</text:p>
          </table:table-cell>
          <table:table-cell table:style-name="ce7" office:value-type="string" calcext:value-type="string">
            <text:p>5% Cleaned</text:p>
          </table:table-cell>
          <table:table-cell table:style-name="ce7" office:value-type="string" calcext:value-type="string">
            <text:p>10% Cleaned</text:p>
          </table:table-cell>
          <table:table-cell table:style-name="ce7" table:number-columns-repeated="3"/>
          <table:table-cell table:style-name="Default"/>
        </table:table-row>
        <table:table-row table:style-name="ro1">
          <table:table-cell office:value-type="string" calcext:value-type="string">
            <text:p>traditional</text:p>
          </table:table-cell>
          <table:table-cell table:formula="of:=AVERAGE([$'Experiment 3'.F2];[$'Experiment 3'.F42];[$'Experiment 3'.F82];[$'Experiment 3'.F122];[$'Experiment 3'.F162])" office:value-type="float" office:value="0.508126328556116" calcext:value-type="float">
            <text:p>0.508126328556116</text:p>
          </table:table-cell>
          <table:table-cell table:formula="of:=AVERAGE([$'Experiment 3'.F4];[$'Experiment 3'.F44];[$'Experiment 3'.F84];[$'Experiment 3'.F124];[$'Experiment 3'.F164])" office:value-type="float" office:value="0.508656588313507" calcext:value-type="float">
            <text:p>0.508656588313507</text:p>
          </table:table-cell>
          <table:table-cell table:formula="of:=AVERAGE([$'Experiment 3'.F6];[$'Experiment 3'.F46];[$'Experiment 3'.F86];[$'Experiment 3'.F126];[$'Experiment 3'.F166])" office:value-type="float" office:value="0.52109298916215" calcext:value-type="float">
            <text:p>0.52109298916215</text:p>
          </table:table-cell>
          <table:table-cell/>
          <table:table-cell table:formula="of:=[.B2]" office:value-type="float" office:value="0.508126328556116" calcext:value-type="float">
            <text:p>0.508</text:p>
          </table:table-cell>
          <table:table-cell table:formula="of:=[.C2]" office:value-type="float" office:value="0.508656588313507" calcext:value-type="float">
            <text:p>0.509</text:p>
          </table:table-cell>
          <table:table-cell table:formula="of:=[.D2]" office:value-type="float" office:value="0.52109298916215" calcext:value-type="float">
            <text:p>0.521</text:p>
          </table:table-cell>
        </table:table-row>
        <table:table-row table:style-name="ro1">
          <table:table-cell office:value-type="string" calcext:value-type="string">
            <text:p>simclr_c</text:p>
          </table:table-cell>
          <table:table-cell table:formula="of:=AVERAGE([$'Experiment 3'.F7];[$'Experiment 3'.F47];[$'Experiment 3'.F87];[$'Experiment 3'.F127];[$'Experiment 3'.F167])" office:value-type="float" office:value="0.686252792135169" calcext:value-type="float">
            <text:p>0.686252792135169</text:p>
          </table:table-cell>
          <table:table-cell table:formula="of:=AVERAGE([$'Experiment 3'.F9];[$'Experiment 3'.F49];[$'Experiment 3'.F89];[$'Experiment 3'.F129];[$'Experiment 3'.F169])" office:value-type="float" office:value="0.691940318260862" calcext:value-type="float">
            <text:p>0.691940318260862</text:p>
          </table:table-cell>
          <table:table-cell table:formula="of:=AVERAGE([$'Experiment 3'.F11];[$'Experiment 3'.F51];[$'Experiment 3'.F91];[$'Experiment 3'.F131];[$'Experiment 3'.F171])" office:value-type="float" office:value="0.662724965826639" calcext:value-type="float">
            <text:p>0.662724965826639</text:p>
          </table:table-cell>
          <table:table-cell/>
          <table:table-cell table:formula="of:=[.B3]" office:value-type="float" office:value="0.686252792135169" calcext:value-type="float">
            <text:p>0.686</text:p>
          </table:table-cell>
          <table:table-cell table:formula="of:=[.C3]" office:value-type="float" office:value="0.691940318260862" calcext:value-type="float">
            <text:p>0.692</text:p>
          </table:table-cell>
          <table:table-cell table:formula="of:=[.D3]" office:value-type="float" office:value="0.662724965826639" calcext:value-type="float">
            <text:p>0.663</text:p>
          </table:table-cell>
        </table:table-row>
        <table:table-row table:style-name="ro1">
          <table:table-cell office:value-type="string" calcext:value-type="string">
            <text:p>simclr_t</text:p>
          </table:table-cell>
          <table:table-cell table:formula="of:=AVERAGE([$'Experiment 3'.F12];[$'Experiment 3'.F52];[$'Experiment 3'.F92];[$'Experiment 3'.F132];[$'Experiment 3'.F172])" office:value-type="float" office:value="0.545816292486694" calcext:value-type="float">
            <text:p>0.545816292486694</text:p>
          </table:table-cell>
          <table:table-cell table:formula="of:=AVERAGE([$'Experiment 3'.F14];[$'Experiment 3'.F54];[$'Experiment 3'.F94];[$'Experiment 3'.F134];[$'Experiment 3'.F174])" office:value-type="float" office:value="0.555648466439636" calcext:value-type="float">
            <text:p>0.555648466439636</text:p>
          </table:table-cell>
          <table:table-cell table:formula="of:=AVERAGE([$'Experiment 3'.F16];[$'Experiment 3'.F56];[$'Experiment 3'.F96];[$'Experiment 3'.F136];[$'Experiment 3'.F176])" office:value-type="float" office:value="0.568804598073808" calcext:value-type="float">
            <text:p>0.568804598073808</text:p>
          </table:table-cell>
          <table:table-cell/>
          <table:table-cell table:formula="of:=[.B4]" office:value-type="float" office:value="0.545816292486694" calcext:value-type="float">
            <text:p>0.546</text:p>
          </table:table-cell>
          <table:table-cell table:formula="of:=[.C4]" office:value-type="float" office:value="0.555648466439636" calcext:value-type="float">
            <text:p>0.556</text:p>
          </table:table-cell>
          <table:table-cell table:formula="of:=[.D4]" office:value-type="float" office:value="0.568804598073808" calcext:value-type="float">
            <text:p>0.569</text:p>
          </table:table-cell>
        </table:table-row>
        <table:table-row table:style-name="ro1">
          <table:table-cell office:value-type="string" calcext:value-type="string">
            <text:p>simclr_r</text:p>
          </table:table-cell>
          <table:table-cell table:formula="of:=AVERAGE([$'Experiment 3'.F17];[$'Experiment 3'.F57];[$'Experiment 3'.F97];[$'Experiment 3'.F137];[$'Experiment 3'.F177])" office:value-type="float" office:value="0.642758740020482" calcext:value-type="float">
            <text:p>0.642758740020482</text:p>
          </table:table-cell>
          <table:table-cell table:formula="of:=AVERAGE([$'Experiment 3'.F19];[$'Experiment 3'.F59];[$'Experiment 3'.F99];[$'Experiment 3'.F139];[$'Experiment 3'.F179])" office:value-type="float" office:value="0.615517970834377" calcext:value-type="float">
            <text:p>0.615517970834377</text:p>
          </table:table-cell>
          <table:table-cell table:formula="of:=AVERAGE([$'Experiment 3'.F21];[$'Experiment 3'.F61];[$'Experiment 3'.F101];[$'Experiment 3'.F141];[$'Experiment 3'.F181])" office:value-type="float" office:value="0.62012919008494" calcext:value-type="float">
            <text:p>0.62012919008494</text:p>
          </table:table-cell>
          <table:table-cell/>
          <table:table-cell table:formula="of:=[.B5]" office:value-type="float" office:value="0.642758740020482" calcext:value-type="float">
            <text:p>0.643</text:p>
          </table:table-cell>
          <table:table-cell table:formula="of:=[.C5]" office:value-type="float" office:value="0.615517970834377" calcext:value-type="float">
            <text:p>0.616</text:p>
          </table:table-cell>
          <table:table-cell table:formula="of:=[.D5]" office:value-type="float" office:value="0.62012919008494" calcext:value-type="float">
            <text:p>0.620</text:p>
          </table:table-cell>
        </table:table-row>
        <table:table-row table:style-name="ro1">
          <table:table-cell office:value-type="string" calcext:value-type="string">
            <text:p>nnclr_c</text:p>
          </table:table-cell>
          <table:table-cell table:formula="of:=AVERAGE([$'Experiment 3'.F22];[$'Experiment 3'.F62];[$'Experiment 3'.F102];[$'Experiment 3'.F142];[$'Experiment 3'.F182])" office:value-type="float" office:value="0.694241126863521" calcext:value-type="float">
            <text:p>0.694241126863521</text:p>
          </table:table-cell>
          <table:table-cell table:formula="of:=AVERAGE([$'Experiment 3'.F24];[$'Experiment 3'.F64];[$'Experiment 3'.F104];[$'Experiment 3'.F144];[$'Experiment 3'.F184])" office:value-type="float" office:value="0.716535058451021" calcext:value-type="float">
            <text:p>0.716535058451021</text:p>
          </table:table-cell>
          <table:table-cell table:formula="of:=AVERAGE([$'Experiment 3'.F26];[$'Experiment 3'.F66];[$'Experiment 3'.F106];[$'Experiment 3'.F146];[$'Experiment 3'.F186])" office:value-type="float" office:value="0.677725151569943" calcext:value-type="float">
            <text:p>0.677725151569943</text:p>
          </table:table-cell>
          <table:table-cell/>
          <table:table-cell table:formula="of:=[.B6]" office:value-type="float" office:value="0.694241126863521" calcext:value-type="float">
            <text:p>0.694</text:p>
          </table:table-cell>
          <table:table-cell table:formula="of:=[.C6]" office:value-type="float" office:value="0.716535058451021" calcext:value-type="float">
            <text:p>0.717</text:p>
          </table:table-cell>
          <table:table-cell table:formula="of:=[.D6]" office:value-type="float" office:value="0.677725151569943" calcext:value-type="float">
            <text:p>0.678</text:p>
          </table:table-cell>
        </table:table-row>
        <table:table-row table:style-name="ro1">
          <table:table-cell office:value-type="string" calcext:value-type="string">
            <text:p>nnclr_t</text:p>
          </table:table-cell>
          <table:table-cell table:formula="of:=AVERAGE([$'Experiment 3'.F27];[$'Experiment 3'.F67];[$'Experiment 3'.F107];[$'Experiment 3'.F147];[$'Experiment 3'.F187])" office:value-type="float" office:value="0.617706795550459" calcext:value-type="float">
            <text:p>0.617706795550459</text:p>
          </table:table-cell>
          <table:table-cell table:formula="of:=AVERAGE([$'Experiment 3'.F29];[$'Experiment 3'.F69];[$'Experiment 3'.F109];[$'Experiment 3'.F149];[$'Experiment 3'.F189])" office:value-type="float" office:value="0.580366223119633" calcext:value-type="float">
            <text:p>0.580366223119633</text:p>
          </table:table-cell>
          <table:table-cell table:formula="of:=AVERAGE([$'Experiment 3'.F31];[$'Experiment 3'.F71];[$'Experiment 3'.F111];[$'Experiment 3'.F151];[$'Experiment 3'.F191])" office:value-type="float" office:value="0.590165422072381" calcext:value-type="float">
            <text:p>0.590165422072381</text:p>
          </table:table-cell>
          <table:table-cell/>
          <table:table-cell table:formula="of:=[.B7]" office:value-type="float" office:value="0.617706795550459" calcext:value-type="float">
            <text:p>0.618</text:p>
          </table:table-cell>
          <table:table-cell table:formula="of:=[.C7]" office:value-type="float" office:value="0.580366223119633" calcext:value-type="float">
            <text:p>0.580</text:p>
          </table:table-cell>
          <table:table-cell table:formula="of:=[.D7]" office:value-type="float" office:value="0.590165422072381" calcext:value-type="float">
            <text:p>0.590</text:p>
          </table:table-cell>
        </table:table-row>
        <table:table-row table:style-name="ro1">
          <table:table-cell office:value-type="string" calcext:value-type="string">
            <text:p>nnclr_r</text:p>
          </table:table-cell>
          <table:table-cell table:formula="of:=AVERAGE([$'Experiment 3'.F32];[$'Experiment 3'.F72];[$'Experiment 3'.F112];[$'Experiment 3'.F152];[$'Experiment 3'.F192])" office:value-type="float" office:value="0.717763525701506" calcext:value-type="float">
            <text:p>0.717763525701506</text:p>
          </table:table-cell>
          <table:table-cell table:formula="of:=AVERAGE([$'Experiment 3'.F34];[$'Experiment 3'.F74];[$'Experiment 3'.F114];[$'Experiment 3'.F154];[$'Experiment 3'.F194])" office:value-type="float" office:value="0.716811832515408" calcext:value-type="float">
            <text:p>0.716811832515408</text:p>
          </table:table-cell>
          <table:table-cell table:formula="of:=AVERAGE([$'Experiment 3'.F36];[$'Experiment 3'.F76];[$'Experiment 3'.F116];[$'Experiment 3'.F156];[$'Experiment 3'.F196])" office:value-type="float" office:value="0.660847944889373" calcext:value-type="float">
            <text:p>0.660847944889373</text:p>
          </table:table-cell>
          <table:table-cell/>
          <table:table-cell table:formula="of:=[.B8]" office:value-type="float" office:value="0.717763525701506" calcext:value-type="float">
            <text:p>0.718</text:p>
          </table:table-cell>
          <table:table-cell table:formula="of:=[.C8]" office:value-type="float" office:value="0.716811832515408" calcext:value-type="float">
            <text:p>0.717</text:p>
          </table:table-cell>
          <table:table-cell table:formula="of:=[.D8]" office:value-type="float" office:value="0.660847944889373" calcext:value-type="float">
            <text:p>0.661</text:p>
          </table:table-cell>
        </table:table-row>
        <table:table-row table:style-name="ro1">
          <table:table-cell office:value-type="string" calcext:value-type="string">
            <text:p>sup cnn</text:p>
          </table:table-cell>
          <table:table-cell table:formula="of:=AVERAGE([$'Experiment 3'.F37];[$'Experiment 3'.F77];[$'Experiment 3'.F117];[$'Experiment 3'.F157];[$'Experiment 3'.F197])" office:value-type="float" office:value="0.573651934963513" calcext:value-type="float">
            <text:p>0.573651934963513</text:p>
          </table:table-cell>
          <table:table-cell table:formula="of:=AVERAGE([$'Experiment 3'.F39];[$'Experiment 3'.F79];[$'Experiment 3'.F119];[$'Experiment 3'.F159];[$'Experiment 3'.F199])" office:value-type="float" office:value="0.574627324325321" calcext:value-type="float">
            <text:p>0.574627324325321</text:p>
          </table:table-cell>
          <table:table-cell table:formula="of:=AVERAGE([$'Experiment 3'.F41];[$'Experiment 3'.F81];[$'Experiment 3'.F121];[$'Experiment 3'.F161];[$'Experiment 3'.F201])" office:value-type="float" office:value="0.551591701542464" calcext:value-type="float">
            <text:p>0.551591701542464</text:p>
          </table:table-cell>
          <table:table-cell/>
          <table:table-cell table:formula="of:=[.B9]" office:value-type="float" office:value="0.573651934963513" calcext:value-type="float">
            <text:p>0.574</text:p>
          </table:table-cell>
          <table:table-cell table:formula="of:=[.C9]" office:value-type="float" office:value="0.574627324325321" calcext:value-type="float">
            <text:p>0.575</text:p>
          </table:table-cell>
          <table:table-cell table:formula="of:=[.D9]" office:value-type="float" office:value="0.551591701542464" calcext:value-type="float">
            <text:p>0.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09:54:34.560526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48:12.837476752</meta:creation-date>
    <meta:generator>LibreOffice/6.4.7.2$Linux_X86_64 LibreOffice_project/40$Build-2</meta:generator>
    <dc:date>2022-10-09T12:09:42.711646351</dc:date>
    <meta:editing-duration>PT2H24M28S</meta:editing-duration>
    <meta:editing-cycles>9</meta:editing-cycles>
    <meta:document-statistic meta:table-count="5" meta:cell-count="4068" meta:object-count="0"/>
  </office:meta>
</office:document-meta>
</file>